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/>
    </style:style>
    <style:style style:name="ce1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x00400000" table:style-name="ta1">
        <table:shapes>
          <draw:frame draw:z-index="0" draw:style-name="gr1" draw:text-style-name="P1" svg:width="24cm" svg:height="16cm" svg:x="18.188cm" svg:y="1.445cm">
            <draw:object draw:notify-on-update-of-ranges="0x00400000.A4:0x00400000.A18 0x00400000.B3:0x00400000.B3 0x00400000.B4:0x00400000.B18 0x00400000.C3:0x00400000.C3 0x00400000.C4:0x00400000.C18 0x00400000.D3:0x00400000.D3 0x00400000.D4:0x00400000.D18 0x00400000.E3:0x00400000.E3 0x00400000.E4:0x00400000.E18 0x00400000.F3:0x00400000.F3 0x00400000.F4:0x00400000.F18 0x00400000.G3:0x00400000.G3 0x00400000.G4:0x00400000.G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float" office:value="2.96482" calcext:value-type="float">
            <text:p>2,96482</text:p>
          </table:table-cell>
          <table:table-cell office:value-type="float" office:value="5.945914" calcext:value-type="float">
            <text:p>5,945914</text:p>
          </table:table-cell>
          <table:table-cell office:value-type="float" office:value="9.325587" calcext:value-type="float">
            <text:p>9,325587</text:p>
          </table:table-cell>
          <table:table-cell office:value-type="float" office:value="13.017007" calcext:value-type="float">
            <text:p>13,017007</text:p>
          </table:table-cell>
          <table:table-cell office:value-type="float" office:value="16.78965" calcext:value-type="float">
            <text:p>16,78965</text:p>
          </table:table-cell>
          <table:table-cell office:value-type="float" office:value="19.486303" calcext:value-type="float">
            <text:p>19,48630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float" office:value="4.762389" calcext:value-type="float">
            <text:p>4,762389</text:p>
          </table:table-cell>
          <table:table-cell office:value-type="float" office:value="8.706295" calcext:value-type="float">
            <text:p>8,706295</text:p>
          </table:table-cell>
          <table:table-cell office:value-type="float" office:value="13.057486" calcext:value-type="float">
            <text:p>13,057486</text:p>
          </table:table-cell>
          <table:table-cell office:value-type="float" office:value="17.492853" calcext:value-type="float">
            <text:p>17,492853</text:p>
          </table:table-cell>
          <table:table-cell office:value-type="float" office:value="19.567068" calcext:value-type="float">
            <text:p>19,567068</text:p>
          </table:table-cell>
          <table:table-cell office:value-type="float" office:value="19.659019" calcext:value-type="float">
            <text:p>19,65901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6.713262" calcext:value-type="float">
            <text:p>6,713262</text:p>
          </table:table-cell>
          <table:table-cell office:value-type="float" office:value="11.648362" calcext:value-type="float">
            <text:p>11,648362</text:p>
          </table:table-cell>
          <table:table-cell office:value-type="float" office:value="16.935753" calcext:value-type="float">
            <text:p>16,935753</text:p>
          </table:table-cell>
          <table:table-cell office:value-type="float" office:value="20.833549" calcext:value-type="float">
            <text:p>20,833549</text:p>
          </table:table-cell>
          <table:table-cell office:value-type="float" office:value="21.132181" calcext:value-type="float">
            <text:p>21,132181</text:p>
          </table:table-cell>
          <table:table-cell office:value-type="float" office:value="21.337929" calcext:value-type="float">
            <text:p>21,33792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</text:p>
          </table:table-cell>
          <table:table-cell office:value-type="float" office:value="8.701078" calcext:value-type="float">
            <text:p>8,701078</text:p>
          </table:table-cell>
          <table:table-cell office:value-type="float" office:value="14.624686" calcext:value-type="float">
            <text:p>14,624686</text:p>
          </table:table-cell>
          <table:table-cell office:value-type="float" office:value="20.339067" calcext:value-type="float">
            <text:p>20,339067</text:p>
          </table:table-cell>
          <table:table-cell office:value-type="float" office:value="21.251305" calcext:value-type="float">
            <text:p>21,251305</text:p>
          </table:table-cell>
          <table:table-cell office:value-type="float" office:value="21.240814" calcext:value-type="float">
            <text:p>21,240814</text:p>
          </table:table-cell>
          <table:table-cell office:value-type="float" office:value="21.209465" calcext:value-type="float">
            <text:p>21,20946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float" office:value="10.697932" calcext:value-type="float">
            <text:p>10,697932</text:p>
          </table:table-cell>
          <table:table-cell office:value-type="float" office:value="17.539642" calcext:value-type="float">
            <text:p>17,539642</text:p>
          </table:table-cell>
          <table:table-cell office:value-type="float" office:value="21.163519" calcext:value-type="float">
            <text:p>21,163519</text:p>
          </table:table-cell>
          <table:table-cell office:value-type="float" office:value="21.357019" calcext:value-type="float">
            <text:p>21,357019</text:p>
          </table:table-cell>
          <table:table-cell office:value-type="float" office:value="21.331566" calcext:value-type="float">
            <text:p>21,331566</text:p>
          </table:table-cell>
          <table:table-cell office:value-type="float" office:value="21.332321" calcext:value-type="float">
            <text:p>21,33232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12.694998" calcext:value-type="float">
            <text:p>12,694998</text:p>
          </table:table-cell>
          <table:table-cell office:value-type="float" office:value="20.035938" calcext:value-type="float">
            <text:p>20,035938</text:p>
          </table:table-cell>
          <table:table-cell office:value-type="float" office:value="21.379553" calcext:value-type="float">
            <text:p>21,379553</text:p>
          </table:table-cell>
          <table:table-cell office:value-type="float" office:value="21.383097" calcext:value-type="float">
            <text:p>21,383097</text:p>
          </table:table-cell>
          <table:table-cell table:number-columns-repeated="2" office:value-type="float" office:value="21.384972" calcext:value-type="float">
            <text:p>21,38497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14.686725" calcext:value-type="float">
            <text:p>14,686725</text:p>
          </table:table-cell>
          <table:table-cell office:value-type="float" office:value="21.150417" calcext:value-type="float">
            <text:p>21,150417</text:p>
          </table:table-cell>
          <table:table-cell office:value-type="float" office:value="21.414007" calcext:value-type="float">
            <text:p>21,414007</text:p>
          </table:table-cell>
          <table:table-cell office:value-type="float" office:value="21.406147" calcext:value-type="float">
            <text:p>21,406147</text:p>
          </table:table-cell>
          <table:table-cell table:number-columns-repeated="2" office:value-type="float" office:value="21.406199" calcext:value-type="float">
            <text:p>21,40619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44222" calcext:value-type="float">
            <text:p>16,644222</text:p>
          </table:table-cell>
          <table:table-cell office:value-type="float" office:value="21.369453" calcext:value-type="float">
            <text:p>21,369453</text:p>
          </table:table-cell>
          <table:table-cell office:value-type="float" office:value="21.384577" calcext:value-type="float">
            <text:p>21,384577</text:p>
          </table:table-cell>
          <table:table-cell table:number-columns-repeated="3" office:value-type="float" office:value="21.385746" calcext:value-type="float">
            <text:p>21,38574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513706" calcext:value-type="float">
            <text:p>18,513706</text:p>
          </table:table-cell>
          <table:table-cell office:value-type="float" office:value="21.385504" calcext:value-type="float">
            <text:p>21,385504</text:p>
          </table:table-cell>
          <table:table-cell table:number-columns-repeated="4" office:value-type="float" office:value="21.392788" calcext:value-type="float">
            <text:p>21,39278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015846" calcext:value-type="float">
            <text:p>20,015846</text:p>
          </table:table-cell>
          <table:table-cell office:value-type="float" office:value="21.38364" calcext:value-type="float">
            <text:p>21,38364</text:p>
          </table:table-cell>
          <table:table-cell table:number-columns-repeated="4" office:value-type="float" office:value="21.382483" calcext:value-type="float">
            <text:p>21,38248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0.909973" calcext:value-type="float">
            <text:p>20,909973</text:p>
          </table:table-cell>
          <table:table-cell office:value-type="float" office:value="21.381174" calcext:value-type="float">
            <text:p>21,381174</text:p>
          </table:table-cell>
          <table:table-cell table:number-columns-repeated="4" office:value-type="float" office:value="21.382383" calcext:value-type="float">
            <text:p>21,38238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1.257904" calcext:value-type="float">
            <text:p>21,257904</text:p>
          </table:table-cell>
          <table:table-cell office:value-type="float" office:value="21.375593" calcext:value-type="float">
            <text:p>21,375593</text:p>
          </table:table-cell>
          <table:table-cell table:number-columns-repeated="4" office:value-type="float" office:value="21.377071" calcext:value-type="float">
            <text:p>21,37707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1.357613" calcext:value-type="float">
            <text:p>21,357613</text:p>
          </table:table-cell>
          <table:table-cell table:number-columns-repeated="5" office:value-type="float" office:value="21.375732" calcext:value-type="float">
            <text:p>21,37573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1.379274" calcext:value-type="float">
            <text:p>21,379274</text:p>
          </table:table-cell>
          <table:table-cell table:number-columns-repeated="5" office:value-type="float" office:value="21.38229" calcext:value-type="float">
            <text:p>21,3822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string" calcext:value-type="string">
            <text:p>65536</text:p>
          </table:table-cell>
          <table:table-cell office:value-type="float" office:value="21.374115" calcext:value-type="float">
            <text:p>21,374115</text:p>
          </table:table-cell>
          <table:table-cell table:number-columns-repeated="5" office:value-type="float" office:value="21.375853" calcext:value-type="float">
            <text:p>21,375853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0x01000000" table:style-name="ta1">
        <table:shapes>
          <draw:frame draw:z-index="0" draw:style-name="gr1" draw:text-style-name="P1" svg:width="24cm" svg:height="16cm" svg:x="18.188cm" svg:y="1.445cm">
            <draw:object draw:notify-on-update-of-ranges="0x01000000.A4:0x01000000.A18 0x01000000.B3:0x01000000.B3 0x01000000.B4:0x01000000.B18 0x01000000.C3:0x01000000.C3 0x01000000.C4:0x01000000.C18 0x01000000.D3:0x01000000.D3 0x01000000.D4:0x01000000.D18 0x01000000.E3:0x01000000.E3 0x01000000.E4:0x01000000.E18 0x01000000.F3:0x01000000.F3 0x01000000.F4:0x01000000.F18 0x01000000.G3:0x01000000.G3 0x01000000.G4:0x01000000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float" office:value="2.96482" calcext:value-type="float">
            <text:p>2,96482</text:p>
          </table:table-cell>
          <table:table-cell office:value-type="float" office:value="5.945939" calcext:value-type="float">
            <text:p>5,945939</text:p>
          </table:table-cell>
          <table:table-cell office:value-type="float" office:value="9.325697" calcext:value-type="float">
            <text:p>9,325697</text:p>
          </table:table-cell>
          <table:table-cell office:value-type="float" office:value="13.018433" calcext:value-type="float">
            <text:p>13,018433</text:p>
          </table:table-cell>
          <table:table-cell office:value-type="float" office:value="16.948929" calcext:value-type="float">
            <text:p>16,948929</text:p>
          </table:table-cell>
          <table:table-cell office:value-type="float" office:value="20.468098" calcext:value-type="float">
            <text:p>20,46809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float" office:value="4.762389" calcext:value-type="float">
            <text:p>4,762389</text:p>
          </table:table-cell>
          <table:table-cell office:value-type="float" office:value="8.706399" calcext:value-type="float">
            <text:p>8,706399</text:p>
          </table:table-cell>
          <table:table-cell office:value-type="float" office:value="13.061155" calcext:value-type="float">
            <text:p>13,061155</text:p>
          </table:table-cell>
          <table:table-cell office:value-type="float" office:value="17.685913" calcext:value-type="float">
            <text:p>17,685913</text:p>
          </table:table-cell>
          <table:table-cell office:value-type="float" office:value="21.26454" calcext:value-type="float">
            <text:p>21,26454</text:p>
          </table:table-cell>
          <table:table-cell office:value-type="float" office:value="21.499271" calcext:value-type="float">
            <text:p>21,49927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6.713262" calcext:value-type="float">
            <text:p>6,713262</text:p>
          </table:table-cell>
          <table:table-cell office:value-type="float" office:value="11.649119" calcext:value-type="float">
            <text:p>11,649119</text:p>
          </table:table-cell>
          <table:table-cell office:value-type="float" office:value="16.988773" calcext:value-type="float">
            <text:p>16,988773</text:p>
          </table:table-cell>
          <table:table-cell office:value-type="float" office:value="21.980021" calcext:value-type="float">
            <text:p>21,980021</text:p>
          </table:table-cell>
          <table:table-cell office:value-type="float" office:value="23.163174" calcext:value-type="float">
            <text:p>23,163174</text:p>
          </table:table-cell>
          <table:table-cell office:value-type="float" office:value="23.107319" calcext:value-type="float">
            <text:p>23,10731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</text:p>
          </table:table-cell>
          <table:table-cell office:value-type="float" office:value="8.701078" calcext:value-type="float">
            <text:p>8,701078</text:p>
          </table:table-cell>
          <table:table-cell office:value-type="float" office:value="14.633523" calcext:value-type="float">
            <text:p>14,633523</text:p>
          </table:table-cell>
          <table:table-cell office:value-type="float" office:value="20.725668" calcext:value-type="float">
            <text:p>20,725668</text:p>
          </table:table-cell>
          <table:table-cell office:value-type="float" office:value="23.147339" calcext:value-type="float">
            <text:p>23,147339</text:p>
          </table:table-cell>
          <table:table-cell office:value-type="float" office:value="23.197077" calcext:value-type="float">
            <text:p>23,197077</text:p>
          </table:table-cell>
          <table:table-cell office:value-type="float" office:value="23.174047" calcext:value-type="float">
            <text:p>23,17404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float" office:value="10.698075" calcext:value-type="float">
            <text:p>10,698075</text:p>
          </table:table-cell>
          <table:table-cell office:value-type="float" office:value="17.610832" calcext:value-type="float">
            <text:p>17,610832</text:p>
          </table:table-cell>
          <table:table-cell office:value-type="float" office:value="22.940208" calcext:value-type="float">
            <text:p>22,940208</text:p>
          </table:table-cell>
          <table:table-cell office:value-type="float" office:value="23.293125" calcext:value-type="float">
            <text:p>23,293125</text:p>
          </table:table-cell>
          <table:table-cell office:value-type="float" office:value="23.289007" calcext:value-type="float">
            <text:p>23,289007</text:p>
          </table:table-cell>
          <table:table-cell office:value-type="float" office:value="23.294495" calcext:value-type="float">
            <text:p>23,29449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12.696728" calcext:value-type="float">
            <text:p>12,696728</text:p>
          </table:table-cell>
          <table:table-cell office:value-type="float" office:value="20.441298" calcext:value-type="float">
            <text:p>20,441298</text:p>
          </table:table-cell>
          <table:table-cell office:value-type="float" office:value="23.354752" calcext:value-type="float">
            <text:p>23,354752</text:p>
          </table:table-cell>
          <table:table-cell office:value-type="float" office:value="23.352739" calcext:value-type="float">
            <text:p>23,352739</text:p>
          </table:table-cell>
          <table:table-cell table:number-columns-repeated="2" office:value-type="float" office:value="23.353523" calcext:value-type="float">
            <text:p>23,35352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14.694972" calcext:value-type="float">
            <text:p>14,694972</text:p>
          </table:table-cell>
          <table:table-cell office:value-type="float" office:value="22.533703" calcext:value-type="float">
            <text:p>22,533703</text:p>
          </table:table-cell>
          <table:table-cell office:value-type="float" office:value="23.384598" calcext:value-type="float">
            <text:p>23,384598</text:p>
          </table:table-cell>
          <table:table-cell office:value-type="float" office:value="23.383673" calcext:value-type="float">
            <text:p>23,383673</text:p>
          </table:table-cell>
          <table:table-cell table:number-columns-repeated="2" office:value-type="float" office:value="23.384598" calcext:value-type="float">
            <text:p>23,38459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85432" calcext:value-type="float">
            <text:p>16,685432</text:p>
          </table:table-cell>
          <table:table-cell office:value-type="float" office:value="23.268761" calcext:value-type="float">
            <text:p>23,268761</text:p>
          </table:table-cell>
          <table:table-cell office:value-type="float" office:value="23.390963" calcext:value-type="float">
            <text:p>23,390963</text:p>
          </table:table-cell>
          <table:table-cell table:number-columns-repeated="3" office:value-type="float" office:value="23.393877" calcext:value-type="float">
            <text:p>23,39387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643616" calcext:value-type="float">
            <text:p>18,643616</text:p>
          </table:table-cell>
          <table:table-cell office:value-type="float" office:value="23.389053" calcext:value-type="float">
            <text:p>23,389053</text:p>
          </table:table-cell>
          <table:table-cell table:number-columns-repeated="4" office:value-type="float" office:value="23.377832" calcext:value-type="float">
            <text:p>23,37783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498552" calcext:value-type="float">
            <text:p>20,498552</text:p>
          </table:table-cell>
          <table:table-cell office:value-type="float" office:value="23.376333" calcext:value-type="float">
            <text:p>23,376333</text:p>
          </table:table-cell>
          <table:table-cell table:number-columns-repeated="4" office:value-type="float" office:value="23.382917" calcext:value-type="float">
            <text:p>23,38291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2.010157" calcext:value-type="float">
            <text:p>22,010157</text:p>
          </table:table-cell>
          <table:table-cell office:value-type="float" office:value="23.381588" calcext:value-type="float">
            <text:p>23,381588</text:p>
          </table:table-cell>
          <table:table-cell table:number-columns-repeated="4" office:value-type="float" office:value="23.376448" calcext:value-type="float">
            <text:p>23,37644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2.912451" calcext:value-type="float">
            <text:p>22,912451</text:p>
          </table:table-cell>
          <table:table-cell office:value-type="float" office:value="23.377285" calcext:value-type="float">
            <text:p>23,377285</text:p>
          </table:table-cell>
          <table:table-cell table:number-columns-repeated="4" office:value-type="float" office:value="23.378206" calcext:value-type="float">
            <text:p>23,37820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3.260616" calcext:value-type="float">
            <text:p>23,260616</text:p>
          </table:table-cell>
          <table:table-cell office:value-type="float" office:value="23.377689" calcext:value-type="float">
            <text:p>23,377689</text:p>
          </table:table-cell>
          <table:table-cell table:number-columns-repeated="4" office:value-type="float" office:value="23.378132" calcext:value-type="float">
            <text:p>23,37813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3.357594" calcext:value-type="float">
            <text:p>23,357594</text:p>
          </table:table-cell>
          <table:table-cell table:number-columns-repeated="5" office:value-type="float" office:value="23.376589" calcext:value-type="float">
            <text:p>23,37658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string" calcext:value-type="string">
            <text:p>65536</text:p>
          </table:table-cell>
          <table:table-cell office:value-type="float" office:value="23.379053" calcext:value-type="float">
            <text:p>23,379053</text:p>
          </table:table-cell>
          <table:table-cell table:number-columns-repeated="5" office:value-type="float" office:value="23.378281" calcext:value-type="float">
            <text:p>23,378281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0x10000000" table:style-name="ta1">
        <table:shapes>
          <draw:frame draw:z-index="0" draw:style-name="gr1" draw:text-style-name="P1" svg:width="24cm" svg:height="16cm" svg:x="18.188cm" svg:y="1.445cm">
            <draw:object draw:notify-on-update-of-ranges="0x10000000.A4:0x10000000.A18 0x10000000.B3:0x10000000.B3 0x10000000.B4:0x10000000.B18 0x10000000.C3:0x10000000.C3 0x10000000.C4:0x10000000.C18 0x10000000.D3:0x10000000.D3 0x10000000.D4:0x10000000.D18 0x10000000.E3:0x10000000.E3 0x10000000.E4:0x10000000.E18 0x10000000.F3:0x10000000.F3 0x10000000.F4:0x10000000.F18 0x10000000.G3:0x10000000.G3 0x10000000.G4:0x10000000.G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2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float" office:value="2.96482" calcext:value-type="float">
            <text:p>2,96482</text:p>
          </table:table-cell>
          <table:table-cell office:value-type="float" office:value="5.945941" calcext:value-type="float">
            <text:p>5,945941</text:p>
          </table:table-cell>
          <table:table-cell office:value-type="float" office:value="9.32576" calcext:value-type="float">
            <text:p>9,32576</text:p>
          </table:table-cell>
          <table:table-cell office:value-type="float" office:value="13.018329" calcext:value-type="float">
            <text:p>13,018329</text:p>
          </table:table-cell>
          <table:table-cell office:value-type="float" office:value="16.967953" calcext:value-type="float">
            <text:p>16,967953</text:p>
          </table:table-cell>
          <table:table-cell office:value-type="float" office:value="21.09502" calcext:value-type="float">
            <text:p>21,09502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float" office:value="4.762389" calcext:value-type="float">
            <text:p>4,762389</text:p>
          </table:table-cell>
          <table:table-cell office:value-type="float" office:value="8.70644" calcext:value-type="float">
            <text:p>8,70644</text:p>
          </table:table-cell>
          <table:table-cell office:value-type="float" office:value="13.061707" calcext:value-type="float">
            <text:p>13,061707</text:p>
          </table:table-cell>
          <table:table-cell office:value-type="float" office:value="17.735899" calcext:value-type="float">
            <text:p>17,735899</text:p>
          </table:table-cell>
          <table:table-cell office:value-type="float" office:value="22.565437" calcext:value-type="float">
            <text:p>22,565437</text:p>
          </table:table-cell>
          <table:table-cell office:value-type="float" office:value="25.674118" calcext:value-type="float">
            <text:p>25,674118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6.713261" calcext:value-type="float">
            <text:p>6,713261</text:p>
          </table:table-cell>
          <table:table-cell office:value-type="float" office:value="11.649293" calcext:value-type="float">
            <text:p>11,649293</text:p>
          </table:table-cell>
          <table:table-cell office:value-type="float" office:value="16.998592" calcext:value-type="float">
            <text:p>16,998592</text:p>
          </table:table-cell>
          <table:table-cell office:value-type="float" office:value="22.627239" calcext:value-type="float">
            <text:p>22,627239</text:p>
          </table:table-cell>
          <table:table-cell office:value-type="float" office:value="26.585533" calcext:value-type="float">
            <text:p>26,585533</text:p>
          </table:table-cell>
          <table:table-cell office:value-type="float" office:value="27.003647" calcext:value-type="float">
            <text:p>27,003647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32</text:p>
          </table:table-cell>
          <table:table-cell office:value-type="float" office:value="8.701065" calcext:value-type="float">
            <text:p>8,701065</text:p>
          </table:table-cell>
          <table:table-cell office:value-type="float" office:value="14.635099" calcext:value-type="float">
            <text:p>14,635099</text:p>
          </table:table-cell>
          <table:table-cell office:value-type="float" office:value="20.973389" calcext:value-type="float">
            <text:p>20,973389</text:p>
          </table:table-cell>
          <table:table-cell office:value-type="float" office:value="26.482111" calcext:value-type="float">
            <text:p>26,482111</text:p>
          </table:table-cell>
          <table:table-cell office:value-type="float" office:value="27.396891" calcext:value-type="float">
            <text:p>27,396891</text:p>
          </table:table-cell>
          <table:table-cell office:value-type="float" office:value="27.323397" calcext:value-type="float">
            <text:p>27,323397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float" office:value="10.698022" calcext:value-type="float">
            <text:p>10,698022</text:p>
          </table:table-cell>
          <table:table-cell office:value-type="float" office:value="17.630527" calcext:value-type="float">
            <text:p>17,630527</text:p>
          </table:table-cell>
          <table:table-cell office:value-type="float" office:value="24.806681" calcext:value-type="float">
            <text:p>24,806681</text:p>
          </table:table-cell>
          <table:table-cell office:value-type="float" office:value="27.367277" calcext:value-type="float">
            <text:p>27,367277</text:p>
          </table:table-cell>
          <table:table-cell office:value-type="float" office:value="27.384935" calcext:value-type="float">
            <text:p>27,384935</text:p>
          </table:table-cell>
          <table:table-cell office:value-type="float" office:value="27.383196" calcext:value-type="float">
            <text:p>27,383196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12.697254" calcext:value-type="float">
            <text:p>12,697254</text:p>
          </table:table-cell>
          <table:table-cell office:value-type="float" office:value="20.619207" calcext:value-type="float">
            <text:p>20,619207</text:p>
          </table:table-cell>
          <table:table-cell office:value-type="float" office:value="26.949844" calcext:value-type="float">
            <text:p>26,949844</text:p>
          </table:table-cell>
          <table:table-cell office:value-type="float" office:value="27.357737" calcext:value-type="float">
            <text:p>27,357737</text:p>
          </table:table-cell>
          <table:table-cell office:value-type="float" office:value="27.369331" calcext:value-type="float">
            <text:p>27,369331</text:p>
          </table:table-cell>
          <table:table-cell office:value-type="float" office:value="27.370602" calcext:value-type="float">
            <text:p>27,370602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14.69694" calcext:value-type="float">
            <text:p>14,69694</text:p>
          </table:table-cell>
          <table:table-cell office:value-type="float" office:value="23.544538" calcext:value-type="float">
            <text:p>23,544538</text:p>
          </table:table-cell>
          <table:table-cell office:value-type="float" office:value="27.359406" calcext:value-type="float">
            <text:p>27,359406</text:p>
          </table:table-cell>
          <table:table-cell office:value-type="float" office:value="27.408249" calcext:value-type="float">
            <text:p>27,408249</text:p>
          </table:table-cell>
          <table:table-cell table:number-columns-repeated="2" office:value-type="float" office:value="27.406923" calcext:value-type="float">
            <text:p>27,406923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96484" calcext:value-type="float">
            <text:p>16,696484</text:p>
          </table:table-cell>
          <table:table-cell office:value-type="float" office:value="25.98794" calcext:value-type="float">
            <text:p>25,98794</text:p>
          </table:table-cell>
          <table:table-cell office:value-type="float" office:value="27.395449" calcext:value-type="float">
            <text:p>27,395449</text:p>
          </table:table-cell>
          <table:table-cell office:value-type="float" office:value="27.394894" calcext:value-type="float">
            <text:p>27,394894</text:p>
          </table:table-cell>
          <table:table-cell table:number-columns-repeated="2" office:value-type="float" office:value="27.395494" calcext:value-type="float">
            <text:p>27,395494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693716" calcext:value-type="float">
            <text:p>18,693716</text:p>
          </table:table-cell>
          <table:table-cell office:value-type="float" office:value="27.120481" calcext:value-type="float">
            <text:p>27,120481</text:p>
          </table:table-cell>
          <table:table-cell office:value-type="float" office:value="27.390249" calcext:value-type="float">
            <text:p>27,390249</text:p>
          </table:table-cell>
          <table:table-cell table:number-columns-repeated="3" office:value-type="float" office:value="27.393738" calcext:value-type="float">
            <text:p>27,393738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685078" calcext:value-type="float">
            <text:p>20,685078</text:p>
          </table:table-cell>
          <table:table-cell office:value-type="float" office:value="27.352385" calcext:value-type="float">
            <text:p>27,352385</text:p>
          </table:table-cell>
          <table:table-cell table:number-columns-repeated="4" office:value-type="float" office:value="27.377811" calcext:value-type="float">
            <text:p>27,377811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2.644238" calcext:value-type="float">
            <text:p>22,644238</text:p>
          </table:table-cell>
          <table:table-cell office:value-type="float" office:value="27.383795" calcext:value-type="float">
            <text:p>27,383795</text:p>
          </table:table-cell>
          <table:table-cell table:number-columns-repeated="4" office:value-type="float" office:value="27.385614" calcext:value-type="float">
            <text:p>27,385614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4.492876" calcext:value-type="float">
            <text:p>24,492876</text:p>
          </table:table-cell>
          <table:table-cell office:value-type="float" office:value="27.377033" calcext:value-type="float">
            <text:p>27,377033</text:p>
          </table:table-cell>
          <table:table-cell table:number-columns-repeated="4" office:value-type="float" office:value="27.376425" calcext:value-type="float">
            <text:p>27,376425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6.006298" calcext:value-type="float">
            <text:p>26,006298</text:p>
          </table:table-cell>
          <table:table-cell table:number-columns-repeated="5" office:value-type="float" office:value="27.379637" calcext:value-type="float">
            <text:p>27,379637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6.910185" calcext:value-type="float">
            <text:p>26,910185</text:p>
          </table:table-cell>
          <table:table-cell table:number-columns-repeated="5" office:value-type="float" office:value="27.374107" calcext:value-type="float">
            <text:p>27,374107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65536</text:p>
          </table:table-cell>
          <table:table-cell office:value-type="float" office:value="27.257538" calcext:value-type="float">
            <text:p>27,257538</text:p>
          </table:table-cell>
          <table:table-cell office:value-type="float" office:value="27.375303" calcext:value-type="float">
            <text:p>27,375303</text:p>
          </table:table-cell>
          <table:table-cell table:number-columns-repeated="4" office:value-type="float" office:value="27.375643" calcext:value-type="float">
            <text:p>27,375643</text:p>
          </table:table-cell>
          <table:table-cell/>
          <table:table-cell table:style-name="ce5" table:number-columns-repeated="11"/>
        </table:table-row>
        <table:table-row table:style-name="ro1" table:number-rows-repeated="21">
          <table:table-cell table:number-columns-repeated="8"/>
          <table:table-cell table:style-name="ce5" table:number-columns-repeated="11"/>
        </table:table-row>
        <table:table-row table:style-name="ro1" table:number-rows-repeated="104853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0x40000000" table:style-name="ta1">
        <table:shapes>
          <draw:frame draw:z-index="0" draw:style-name="gr1" draw:text-style-name="P1" svg:width="24cm" svg:height="16cm" svg:x="18.188cm" svg:y="1.445cm">
            <draw:object draw:notify-on-update-of-ranges="0x40000000.A4:0x40000000.A18 0x40000000.B3:0x40000000.B3 0x40000000.B4:0x40000000.B18 0x40000000.C3:0x40000000.C3 0x40000000.C4:0x40000000.C18 0x40000000.D3:0x40000000.D3 0x40000000.D4:0x40000000.D18 0x40000000.E3:0x40000000.E3 0x40000000.E4:0x40000000.E18 0x40000000.F3:0x40000000.F3 0x40000000.F4:0x40000000.F18 0x40000000.G3:0x40000000.G3 0x40000000.G4:0x40000000.G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2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float" office:value="2.96482" calcext:value-type="float">
            <text:p>2,96482</text:p>
          </table:table-cell>
          <table:table-cell office:value-type="float" office:value="5.945941" calcext:value-type="float">
            <text:p>5,945941</text:p>
          </table:table-cell>
          <table:table-cell office:value-type="float" office:value="9.325763" calcext:value-type="float">
            <text:p>9,325763</text:p>
          </table:table-cell>
          <table:table-cell office:value-type="float" office:value="13.018369" calcext:value-type="float">
            <text:p>13,018369</text:p>
          </table:table-cell>
          <table:table-cell office:value-type="float" office:value="16.968298" calcext:value-type="float">
            <text:p>16,968298</text:p>
          </table:table-cell>
          <table:table-cell office:value-type="float" office:value="21.133785" calcext:value-type="float">
            <text:p>21,133785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float" office:value="4.762389" calcext:value-type="float">
            <text:p>4,762389</text:p>
          </table:table-cell>
          <table:table-cell office:value-type="float" office:value="8.70644" calcext:value-type="float">
            <text:p>8,70644</text:p>
          </table:table-cell>
          <table:table-cell office:value-type="float" office:value="13.061718" calcext:value-type="float">
            <text:p>13,061718</text:p>
          </table:table-cell>
          <table:table-cell office:value-type="float" office:value="17.735989" calcext:value-type="float">
            <text:p>17,735989</text:p>
          </table:table-cell>
          <table:table-cell office:value-type="float" office:value="22.643803" calcext:value-type="float">
            <text:p>22,643803</text:p>
          </table:table-cell>
          <table:table-cell office:value-type="float" office:value="26.595583" calcext:value-type="float">
            <text:p>26,595583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6.713261" calcext:value-type="float">
            <text:p>6,713261</text:p>
          </table:table-cell>
          <table:table-cell office:value-type="float" office:value="11.649296" calcext:value-type="float">
            <text:p>11,649296</text:p>
          </table:table-cell>
          <table:table-cell office:value-type="float" office:value="16.999119" calcext:value-type="float">
            <text:p>16,999119</text:p>
          </table:table-cell>
          <table:table-cell office:value-type="float" office:value="22.663733" calcext:value-type="float">
            <text:p>22,663733</text:p>
          </table:table-cell>
          <table:table-cell office:value-type="float" office:value="28.033312" calcext:value-type="float">
            <text:p>28,033312</text:p>
          </table:table-cell>
          <table:table-cell office:value-type="float" office:value="28.876776" calcext:value-type="float">
            <text:p>28,876776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32</text:p>
          </table:table-cell>
          <table:table-cell office:value-type="float" office:value="8.701065" calcext:value-type="float">
            <text:p>8,701065</text:p>
          </table:table-cell>
          <table:table-cell office:value-type="float" office:value="14.635138" calcext:value-type="float">
            <text:p>14,635138</text:p>
          </table:table-cell>
          <table:table-cell office:value-type="float" office:value="20.98041" calcext:value-type="float">
            <text:p>20,98041</text:p>
          </table:table-cell>
          <table:table-cell office:value-type="float" office:value="27.306448" calcext:value-type="float">
            <text:p>27,306448</text:p>
          </table:table-cell>
          <table:table-cell office:value-type="float" office:value="29.160288" calcext:value-type="float">
            <text:p>29,160288</text:p>
          </table:table-cell>
          <table:table-cell office:value-type="float" office:value="29.318001" calcext:value-type="float">
            <text:p>29,318001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float" office:value="10.698022" calcext:value-type="float">
            <text:p>10,698022</text:p>
          </table:table-cell>
          <table:table-cell office:value-type="float" office:value="17.631378" calcext:value-type="float">
            <text:p>17,631378</text:p>
          </table:table-cell>
          <table:table-cell office:value-type="float" office:value="24.92432" calcext:value-type="float">
            <text:p>24,92432</text:p>
          </table:table-cell>
          <table:table-cell office:value-type="float" office:value="29.175871" calcext:value-type="float">
            <text:p>29,175871</text:p>
          </table:table-cell>
          <table:table-cell office:value-type="float" office:value="29.458" calcext:value-type="float">
            <text:p>29,458</text:p>
          </table:table-cell>
          <table:table-cell office:value-type="float" office:value="29.415972" calcext:value-type="float">
            <text:p>29,415972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12.697263" calcext:value-type="float">
            <text:p>12,697263</text:p>
          </table:table-cell>
          <table:table-cell office:value-type="float" office:value="20.627951" calcext:value-type="float">
            <text:p>20,627951</text:p>
          </table:table-cell>
          <table:table-cell office:value-type="float" office:value="28.284288" calcext:value-type="float">
            <text:p>28,284288</text:p>
          </table:table-cell>
          <table:table-cell office:value-type="float" office:value="29.397501" calcext:value-type="float">
            <text:p>29,397501</text:p>
          </table:table-cell>
          <table:table-cell office:value-type="float" office:value="29.36499" calcext:value-type="float">
            <text:p>29,36499</text:p>
          </table:table-cell>
          <table:table-cell office:value-type="float" office:value="29.364716" calcext:value-type="float">
            <text:p>29,364716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14.697076" calcext:value-type="float">
            <text:p>14,697076</text:p>
          </table:table-cell>
          <table:table-cell office:value-type="float" office:value="23.610729" calcext:value-type="float">
            <text:p>23,610729</text:p>
          </table:table-cell>
          <table:table-cell office:value-type="float" office:value="29.296343" calcext:value-type="float">
            <text:p>29,296343</text:p>
          </table:table-cell>
          <table:table-cell office:value-type="float" office:value="29.405119" calcext:value-type="float">
            <text:p>29,405119</text:p>
          </table:table-cell>
          <table:table-cell table:number-columns-repeated="2" office:value-type="float" office:value="29.401836" calcext:value-type="float">
            <text:p>29,401836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96842" calcext:value-type="float">
            <text:p>16,696842</text:p>
          </table:table-cell>
          <table:table-cell office:value-type="float" office:value="26.44133" calcext:value-type="float">
            <text:p>26,44133</text:p>
          </table:table-cell>
          <table:table-cell office:value-type="float" office:value="29.396843" calcext:value-type="float">
            <text:p>29,396843</text:p>
          </table:table-cell>
          <table:table-cell office:value-type="float" office:value="29.389305" calcext:value-type="float">
            <text:p>29,389305</text:p>
          </table:table-cell>
          <table:table-cell table:number-columns-repeated="2" office:value-type="float" office:value="29.388323" calcext:value-type="float">
            <text:p>29,388323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696604" calcext:value-type="float">
            <text:p>18,696604</text:p>
          </table:table-cell>
          <table:table-cell office:value-type="float" office:value="28.52013" calcext:value-type="float">
            <text:p>28,52013</text:p>
          </table:table-cell>
          <table:table-cell office:value-type="float" office:value="29.393663" calcext:value-type="float">
            <text:p>29,393663</text:p>
          </table:table-cell>
          <table:table-cell table:number-columns-repeated="3" office:value-type="float" office:value="29.394003" calcext:value-type="float">
            <text:p>29,394003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693754" calcext:value-type="float">
            <text:p>20,693754</text:p>
          </table:table-cell>
          <table:table-cell office:value-type="float" office:value="29.255341" calcext:value-type="float">
            <text:p>29,255341</text:p>
          </table:table-cell>
          <table:table-cell office:value-type="float" office:value="29.380737" calcext:value-type="float">
            <text:p>29,380737</text:p>
          </table:table-cell>
          <table:table-cell table:number-columns-repeated="3" office:value-type="float" office:value="29.381645" calcext:value-type="float">
            <text:p>29,381645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2.683607" calcext:value-type="float">
            <text:p>22,683607</text:p>
          </table:table-cell>
          <table:table-cell office:value-type="float" office:value="29.372601" calcext:value-type="float">
            <text:p>29,372601</text:p>
          </table:table-cell>
          <table:table-cell office:value-type="float" office:value="29.376595" calcext:value-type="float">
            <text:p>29,376595</text:p>
          </table:table-cell>
          <table:table-cell table:number-columns-repeated="3" office:value-type="float" office:value="29.377615" calcext:value-type="float">
            <text:p>29,377615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4.644238" calcext:value-type="float">
            <text:p>24,644238</text:p>
          </table:table-cell>
          <table:table-cell office:value-type="float" office:value="29.383806" calcext:value-type="float">
            <text:p>29,383806</text:p>
          </table:table-cell>
          <table:table-cell table:number-columns-repeated="4" office:value-type="float" office:value="29.377779" calcext:value-type="float">
            <text:p>29,377779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6.493156" calcext:value-type="float">
            <text:p>26,493156</text:p>
          </table:table-cell>
          <table:table-cell table:number-columns-repeated="5" office:value-type="float" office:value="29.374828" calcext:value-type="float">
            <text:p>29,374828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8.007359" calcext:value-type="float">
            <text:p>28,007359</text:p>
          </table:table-cell>
          <table:table-cell table:number-columns-repeated="5" office:value-type="float" office:value="29.374393" calcext:value-type="float">
            <text:p>29,374393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3" office:value-type="string" calcext:value-type="string">
            <text:p>65536</text:p>
          </table:table-cell>
          <table:table-cell office:value-type="float" office:value="28.905653" calcext:value-type="float">
            <text:p>28,905653</text:p>
          </table:table-cell>
          <table:table-cell table:number-columns-repeated="5" office:value-type="float" office:value="29.373615" calcext:value-type="float">
            <text:p>29,373615</text:p>
          </table:table-cell>
          <table:table-cell/>
          <table:table-cell table:style-name="ce5" table:number-columns-repeated="11"/>
        </table:table-row>
        <table:table-row table:style-name="ro1" table:number-rows-repeated="21">
          <table:table-cell table:number-columns-repeated="8"/>
          <table:table-cell table:style-name="ce5" table:number-columns-repeated="11"/>
        </table:table-row>
        <table:table-row table:style-name="ro1" table:number-rows-repeated="104853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0x70000000" table:style-name="ta1">
        <table:shapes>
          <draw:frame draw:z-index="0" draw:style-name="gr1" draw:text-style-name="P1" svg:width="24cm" svg:height="16cm" svg:x="18.188cm" svg:y="1.445cm">
            <draw:object draw:notify-on-update-of-ranges="0x70000000.A4:0x70000000.A18 0x70000000.B3:0x70000000.B3 0x70000000.B4:0x70000000.B18 0x70000000.C3:0x70000000.C3 0x70000000.C4:0x70000000.C18 0x70000000.D3:0x70000000.D3 0x70000000.D4:0x70000000.D18 0x70000000.E3:0x70000000.E3 0x70000000.E4:0x70000000.E18 0x70000000.F3:0x70000000.F3 0x70000000.F4:0x70000000.F18 0x70000000.G3:0x70000000.G3 0x70000000.G4:0x70000000.G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float" office:value="2.96482" calcext:value-type="float">
            <text:p>2,96482</text:p>
          </table:table-cell>
          <table:table-cell table:number-columns-repeated="6"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float" office:value="4.762389" calcext:value-type="float">
            <text:p>4,762389</text:p>
          </table:table-cell>
          <table:table-cell office:value-type="float" office:value="8.70644" calcext:value-type="float">
            <text:p>8,70644</text:p>
          </table:table-cell>
          <table:table-cell office:value-type="float" office:value="13.061727" calcext:value-type="float">
            <text:p>13,061727</text:p>
          </table:table-cell>
          <table:table-cell office:value-type="float" office:value="17.736712" calcext:value-type="float">
            <text:p>17,736712</text:p>
          </table:table-cell>
          <table:table-cell office:value-type="float" office:value="22.657454" calcext:value-type="float">
            <text:p>22,657454</text:p>
          </table:table-cell>
          <table:table-cell office:value-type="float" office:value="27.113113" calcext:value-type="float">
            <text:p>27,11311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6.713261" calcext:value-type="float">
            <text:p>6,713261</text:p>
          </table:table-cell>
          <table:table-cell office:value-type="float" office:value="11.649299" calcext:value-type="float">
            <text:p>11,649299</text:p>
          </table:table-cell>
          <table:table-cell office:value-type="float" office:value="16.999296" calcext:value-type="float">
            <text:p>16,999296</text:p>
          </table:table-cell>
          <table:table-cell office:value-type="float" office:value="22.664963" calcext:value-type="float">
            <text:p>22,664963</text:p>
          </table:table-cell>
          <table:table-cell office:value-type="float" office:value="28.313772" calcext:value-type="float">
            <text:p>28,313772</text:p>
          </table:table-cell>
          <table:table-cell office:value-type="float" office:value="30.088676" calcext:value-type="float">
            <text:p>30,08867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</text:p>
          </table:table-cell>
          <table:table-cell office:value-type="float" office:value="8.701065" calcext:value-type="float">
            <text:p>8,701065</text:p>
          </table:table-cell>
          <table:table-cell office:value-type="float" office:value="14.635147" calcext:value-type="float">
            <text:p>14,635147</text:p>
          </table:table-cell>
          <table:table-cell office:value-type="float" office:value="20.982397" calcext:value-type="float">
            <text:p>20,982397</text:p>
          </table:table-cell>
          <table:table-cell office:value-type="float" office:value="27.45038" calcext:value-type="float">
            <text:p>27,45038</text:p>
          </table:table-cell>
          <table:table-cell office:value-type="float" office:value="30.204998" calcext:value-type="float">
            <text:p>30,204998</text:p>
          </table:table-cell>
          <table:table-cell office:value-type="float" office:value="30.300417" calcext:value-type="float">
            <text:p>30,30041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float" office:value="10.698022" calcext:value-type="float">
            <text:p>10,698022</text:p>
          </table:table-cell>
          <table:table-cell office:value-type="float" office:value="17.631495" calcext:value-type="float">
            <text:p>17,631495</text:p>
          </table:table-cell>
          <table:table-cell office:value-type="float" office:value="24.948362" calcext:value-type="float">
            <text:p>24,948362</text:p>
          </table:table-cell>
          <table:table-cell office:value-type="float" office:value="30.000738" calcext:value-type="float">
            <text:p>30,000738</text:p>
          </table:table-cell>
          <table:table-cell office:value-type="float" office:value="30.244654" calcext:value-type="float">
            <text:p>30,244654</text:p>
          </table:table-cell>
          <table:table-cell office:value-type="float" office:value="30.289625" calcext:value-type="float">
            <text:p>30,28962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12.697259" calcext:value-type="float">
            <text:p>12,697259</text:p>
          </table:table-cell>
          <table:table-cell office:value-type="float" office:value="20.629185" calcext:value-type="float">
            <text:p>20,629185</text:p>
          </table:table-cell>
          <table:table-cell office:value-type="float" office:value="28.476875" calcext:value-type="float">
            <text:p>28,476875</text:p>
          </table:table-cell>
          <table:table-cell office:value-type="float" office:value="30.20282" calcext:value-type="float">
            <text:p>30,20282</text:p>
          </table:table-cell>
          <table:table-cell office:value-type="float" office:value="30.154728" calcext:value-type="float">
            <text:p>30,154728</text:p>
          </table:table-cell>
          <table:table-cell office:value-type="float" office:value="30.153158" calcext:value-type="float">
            <text:p>30,15315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14.697076" calcext:value-type="float">
            <text:p>14,697076</text:p>
          </table:table-cell>
          <table:table-cell office:value-type="float" office:value="23.616686" calcext:value-type="float">
            <text:p>23,616686</text:p>
          </table:table-cell>
          <table:table-cell office:value-type="float" office:value="30.016888" calcext:value-type="float">
            <text:p>30,016888</text:p>
          </table:table-cell>
          <table:table-cell office:value-type="float" office:value="30.190678" calcext:value-type="float">
            <text:p>30,190678</text:p>
          </table:table-cell>
          <table:table-cell table:number-columns-repeated="2" office:value-type="float" office:value="30.187828" calcext:value-type="float">
            <text:p>30,18782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96945" calcext:value-type="float">
            <text:p>16,696945</text:p>
          </table:table-cell>
          <table:table-cell office:value-type="float" office:value="26.533012" calcext:value-type="float">
            <text:p>26,533012</text:p>
          </table:table-cell>
          <table:table-cell office:value-type="float" office:value="30.186563" calcext:value-type="float">
            <text:p>30,186563</text:p>
          </table:table-cell>
          <table:table-cell office:value-type="float" office:value="30.19161" calcext:value-type="float">
            <text:p>30,19161</text:p>
          </table:table-cell>
          <table:table-cell table:number-columns-repeated="2" office:value-type="float" office:value="30.191446" calcext:value-type="float">
            <text:p>30,19144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696583" calcext:value-type="float">
            <text:p>18,696583</text:p>
          </table:table-cell>
          <table:table-cell office:value-type="float" office:value="28.903458" calcext:value-type="float">
            <text:p>28,903458</text:p>
          </table:table-cell>
          <table:table-cell office:value-type="float" office:value="30.196207" calcext:value-type="float">
            <text:p>30,196207</text:p>
          </table:table-cell>
          <table:table-cell table:number-columns-repeated="3" office:value-type="float" office:value="30.193336" calcext:value-type="float">
            <text:p>30,19333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695158" calcext:value-type="float">
            <text:p>20,695158</text:p>
          </table:table-cell>
          <table:table-cell office:value-type="float" office:value="29.955986" calcext:value-type="float">
            <text:p>29,955986</text:p>
          </table:table-cell>
          <table:table-cell office:value-type="float" office:value="30.185316" calcext:value-type="float">
            <text:p>30,185316</text:p>
          </table:table-cell>
          <table:table-cell table:number-columns-repeated="2" office:value-type="float" office:value="30.185873" calcext:value-type="float">
            <text:p>30,185873</text:p>
          </table:table-cell>
          <table:table-cell office:value-type="float" office:value="30.185404" calcext:value-type="float">
            <text:p>30,18540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2.689409" calcext:value-type="float">
            <text:p>22,689409</text:p>
          </table:table-cell>
          <table:table-cell office:value-type="float" office:value="30.161396" calcext:value-type="float">
            <text:p>30,161396</text:p>
          </table:table-cell>
          <table:table-cell office:value-type="float" office:value="30.185194" calcext:value-type="float">
            <text:p>30,185194</text:p>
          </table:table-cell>
          <table:table-cell table:number-columns-repeated="3" office:value-type="float" office:value="30.185102" calcext:value-type="float">
            <text:p>30,18510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4.665831" calcext:value-type="float">
            <text:p>24,665831</text:p>
          </table:table-cell>
          <table:table-cell office:value-type="float" office:value="30.18648" calcext:value-type="float">
            <text:p>30,18648</text:p>
          </table:table-cell>
          <table:table-cell table:number-columns-repeated="4" office:value-type="float" office:value="30.184126" calcext:value-type="float">
            <text:p>30,18412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6.576157" calcext:value-type="float">
            <text:p>26,576157</text:p>
          </table:table-cell>
          <table:table-cell office:value-type="float" office:value="30.182642" calcext:value-type="float">
            <text:p>30,182642</text:p>
          </table:table-cell>
          <table:table-cell table:number-columns-repeated="4" office:value-type="float" office:value="30.182425" calcext:value-type="float">
            <text:p>30,18242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8.26296" calcext:value-type="float">
            <text:p>28,26296</text:p>
          </table:table-cell>
          <table:table-cell office:value-type="float" office:value="30.182917" calcext:value-type="float">
            <text:p>30,182917</text:p>
          </table:table-cell>
          <table:table-cell table:number-columns-repeated="4" office:value-type="float" office:value="30.183468" calcext:value-type="float">
            <text:p>30,18346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string" calcext:value-type="string">
            <text:p>65536</text:p>
          </table:table-cell>
          <table:table-cell office:value-type="float" office:value="29.431656" calcext:value-type="float">
            <text:p>29,431656</text:p>
          </table:table-cell>
          <table:table-cell office:value-type="float" office:value="30.184492" calcext:value-type="float">
            <text:p>30,184492</text:p>
          </table:table-cell>
          <table:table-cell table:number-columns-repeated="4" office:value-type="float" office:value="30.183725" calcext:value-type="float">
            <text:p>30,183725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0x7F000000" table:style-name="ta1">
        <table:shapes>
          <draw:frame draw:z-index="0" draw:style-name="gr1" draw:text-style-name="P1" svg:width="24cm" svg:height="16cm" svg:x="18.188cm" svg:y="1.445cm">
            <draw:object draw:notify-on-update-of-ranges="0x7F000000.A4:0x7F000000.A18 0x7F000000.B3:0x7F000000.B3 0x7F000000.B4:0x7F000000.B18 0x7F000000.C3:0x7F000000.C3 0x7F000000.C4:0x7F000000.C18 0x7F000000.D3:0x7F000000.D3 0x7F000000.D4:0x7F000000.D18 0x7F000000.E3:0x7F000000.E3 0x7F000000.E4:0x7F000000.E18 0x7F000000.F3:0x7F000000.F3 0x7F000000.F4:0x7F000000.F18 0x7F000000.G3:0x7F000000.G3 0x7F000000.G4:0x7F000000.G1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/>
          <table:table-cell table:number-columns-repeated="7"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</text:p>
          </table:table-cell>
          <table:table-cell/>
          <table:table-cell office:value-type="float" office:value="8.70644" calcext:value-type="float">
            <text:p>8,70644</text:p>
          </table:table-cell>
          <table:table-cell office:value-type="float" office:value="13.061723" calcext:value-type="float">
            <text:p>13,061723</text:p>
          </table:table-cell>
          <table:table-cell office:value-type="float" office:value="17.736704" calcext:value-type="float">
            <text:p>17,736704</text:p>
          </table:table-cell>
          <table:table-cell office:value-type="float" office:value="22.661188" calcext:value-type="float">
            <text:p>22,661188</text:p>
          </table:table-cell>
          <table:table-cell office:value-type="float" office:value="27.296364" calcext:value-type="float">
            <text:p>27,29636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/>
          <table:table-cell office:value-type="float" office:value="11.649299" calcext:value-type="float">
            <text:p>11,649299</text:p>
          </table:table-cell>
          <table:table-cell office:value-type="float" office:value="16.999378" calcext:value-type="float">
            <text:p>16,999378</text:p>
          </table:table-cell>
          <table:table-cell office:value-type="float" office:value="22.667383" calcext:value-type="float">
            <text:p>22,667383</text:p>
          </table:table-cell>
          <table:table-cell office:value-type="float" office:value="28.151548" calcext:value-type="float">
            <text:p>28,151548</text:p>
          </table:table-cell>
          <table:table-cell office:value-type="float" office:value="30.045662" calcext:value-type="float">
            <text:p>30,04566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</text:p>
          </table:table-cell>
          <table:table-cell office:value-type="float" office:value="8.701065" calcext:value-type="float">
            <text:p>8,701065</text:p>
          </table:table-cell>
          <table:table-cell office:value-type="float" office:value="14.635149" calcext:value-type="float">
            <text:p>14,635149</text:p>
          </table:table-cell>
          <table:table-cell office:value-type="float" office:value="20.983061" calcext:value-type="float">
            <text:p>20,983061</text:p>
          </table:table-cell>
          <table:table-cell office:value-type="float" office:value="27.483046" calcext:value-type="float">
            <text:p>27,483046</text:p>
          </table:table-cell>
          <table:table-cell office:value-type="float" office:value="30.169342" calcext:value-type="float">
            <text:p>30,169342</text:p>
          </table:table-cell>
          <table:table-cell office:value-type="float" office:value="30.356318" calcext:value-type="float">
            <text:p>30,35631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float" office:value="10.698022" calcext:value-type="float">
            <text:p>10,698022</text:p>
          </table:table-cell>
          <table:table-cell office:value-type="float" office:value="17.631514" calcext:value-type="float">
            <text:p>17,631514</text:p>
          </table:table-cell>
          <table:table-cell office:value-type="float" office:value="24.960867" calcext:value-type="float">
            <text:p>24,960867</text:p>
          </table:table-cell>
          <table:table-cell office:value-type="float" office:value="30.157431" calcext:value-type="float">
            <text:p>30,157431</text:p>
          </table:table-cell>
          <table:table-cell office:value-type="float" office:value="30.293514" calcext:value-type="float">
            <text:p>30,293514</text:p>
          </table:table-cell>
          <table:table-cell office:value-type="float" office:value="30.328121" calcext:value-type="float">
            <text:p>30,32812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12.697262" calcext:value-type="float">
            <text:p>12,697262</text:p>
          </table:table-cell>
          <table:table-cell office:value-type="float" office:value="20.629379" calcext:value-type="float">
            <text:p>20,629379</text:p>
          </table:table-cell>
          <table:table-cell office:value-type="float" office:value="28.525333" calcext:value-type="float">
            <text:p>28,525333</text:p>
          </table:table-cell>
          <table:table-cell office:value-type="float" office:value="30.350178" calcext:value-type="float">
            <text:p>30,350178</text:p>
          </table:table-cell>
          <table:table-cell office:value-type="float" office:value="30.366249" calcext:value-type="float">
            <text:p>30,366249</text:p>
          </table:table-cell>
          <table:table-cell office:value-type="float" office:value="30.363495" calcext:value-type="float">
            <text:p>30,36349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14.697064" calcext:value-type="float">
            <text:p>14,697064</text:p>
          </table:table-cell>
          <table:table-cell office:value-type="float" office:value="23.61832" calcext:value-type="float">
            <text:p>23,61832</text:p>
          </table:table-cell>
          <table:table-cell office:value-type="float" office:value="30.20639" calcext:value-type="float">
            <text:p>30,20639</text:p>
          </table:table-cell>
          <table:table-cell office:value-type="float" office:value="30.369255" calcext:value-type="float">
            <text:p>30,369255</text:p>
          </table:table-cell>
          <table:table-cell office:value-type="float" office:value="30.381239" calcext:value-type="float">
            <text:p>30,381239</text:p>
          </table:table-cell>
          <table:table-cell office:value-type="float" office:value="30.380051" calcext:value-type="float">
            <text:p>30,38005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96962" calcext:value-type="float">
            <text:p>16,696962</text:p>
          </table:table-cell>
          <table:table-cell office:value-type="float" office:value="26.539295" calcext:value-type="float">
            <text:p>26,539295</text:p>
          </table:table-cell>
          <table:table-cell office:value-type="float" office:value="30.362776" calcext:value-type="float">
            <text:p>30,362776</text:p>
          </table:table-cell>
          <table:table-cell office:value-type="float" office:value="30.380617" calcext:value-type="float">
            <text:p>30,380617</text:p>
          </table:table-cell>
          <table:table-cell table:number-columns-repeated="2" office:value-type="float" office:value="30.380938" calcext:value-type="float">
            <text:p>30,38093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696716" calcext:value-type="float">
            <text:p>18,696716</text:p>
          </table:table-cell>
          <table:table-cell office:value-type="float" office:value="28.964411" calcext:value-type="float">
            <text:p>28,964411</text:p>
          </table:table-cell>
          <table:table-cell office:value-type="float" office:value="30.366388" calcext:value-type="float">
            <text:p>30,366388</text:p>
          </table:table-cell>
          <table:table-cell table:number-columns-repeated="3" office:value-type="float" office:value="30.364195" calcext:value-type="float">
            <text:p>30,36419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695307" calcext:value-type="float">
            <text:p>20,695307</text:p>
          </table:table-cell>
          <table:table-cell office:value-type="float" office:value="30.117174" calcext:value-type="float">
            <text:p>30,117174</text:p>
          </table:table-cell>
          <table:table-cell office:value-type="float" office:value="30.367367" calcext:value-type="float">
            <text:p>30,367367</text:p>
          </table:table-cell>
          <table:table-cell table:number-columns-repeated="3" office:value-type="float" office:value="30.368383" calcext:value-type="float">
            <text:p>30,36838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2.690132" calcext:value-type="float">
            <text:p>22,690132</text:p>
          </table:table-cell>
          <table:table-cell office:value-type="float" office:value="30.350466" calcext:value-type="float">
            <text:p>30,350466</text:p>
          </table:table-cell>
          <table:table-cell table:number-columns-repeated="4" office:value-type="float" office:value="30.364302" calcext:value-type="float">
            <text:p>30,36430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4.670074" calcext:value-type="float">
            <text:p>24,670074</text:p>
          </table:table-cell>
          <table:table-cell office:value-type="float" office:value="30.367605" calcext:value-type="float">
            <text:p>30,367605</text:p>
          </table:table-cell>
          <table:table-cell table:number-columns-repeated="4" office:value-type="float" office:value="30.366102" calcext:value-type="float">
            <text:p>30,36610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6.59104" calcext:value-type="float">
            <text:p>26,59104</text:p>
          </table:table-cell>
          <table:table-cell office:value-type="float" office:value="30.364365" calcext:value-type="float">
            <text:p>30,364365</text:p>
          </table:table-cell>
          <table:table-cell table:number-columns-repeated="4" office:value-type="float" office:value="30.361752" calcext:value-type="float">
            <text:p>30,36175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8.31057" calcext:value-type="float">
            <text:p>28,31057</text:p>
          </table:table-cell>
          <table:table-cell table:number-columns-repeated="5" office:value-type="float" office:value="30.363989" calcext:value-type="float">
            <text:p>30,36398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string" calcext:value-type="string">
            <text:p>65536</text:p>
          </table:table-cell>
          <table:table-cell office:value-type="float" office:value="29.532558" calcext:value-type="float">
            <text:p>29,532558</text:p>
          </table:table-cell>
          <table:table-cell table:number-columns-repeated="5" office:value-type="float" office:value="30.363352" calcext:value-type="float">
            <text:p>30,363352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0x7FFF0000" table:style-name="ta1">
        <table:shapes>
          <draw:frame draw:z-index="0" draw:style-name="gr1" draw:text-style-name="P1" svg:width="24cm" svg:height="16cm" svg:x="18.188cm" svg:y="1.445cm">
            <draw:object draw:notify-on-update-of-ranges="0x7FFF0000.A4:0x7FFF0000.A18 0x7FFF0000.B3:0x7FFF0000.B3 0x7FFF0000.B4:0x7FFF0000.B18 0x7FFF0000.C3:0x7FFF0000.C3 0x7FFF0000.C4:0x7FFF0000.C18 0x7FFF0000.D3:0x7FFF0000.D3 0x7FFF0000.D4:0x7FFF0000.D18 0x7FFF0000.E3:0x7FFF0000.E3 0x7FFF0000.E4:0x7FFF0000.E18 0x7FFF0000.F3:0x7FFF0000.F3 0x7FFF0000.F4:0x7FFF0000.F18 0x7FFF0000.G3:0x7FFF0000.G3 0x7FFF0000.G4:0x7FFF0000.G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4</text:p>
          </table:table-cell>
          <table:table-cell table:number-columns-repeated="7"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</text:p>
          </table:table-cell>
          <table:table-cell table:number-columns-repeated="2"/>
          <table:table-cell office:value-type="float" office:value="13.06172" calcext:value-type="float">
            <text:p>13,06172</text:p>
          </table:table-cell>
          <table:table-cell office:value-type="float" office:value="17.736834" calcext:value-type="float">
            <text:p>17,736834</text:p>
          </table:table-cell>
          <table:table-cell office:value-type="float" office:value="22.659103" calcext:value-type="float">
            <text:p>22,659103</text:p>
          </table:table-cell>
          <table:table-cell office:value-type="float" office:value="27.291866" calcext:value-type="float">
            <text:p>27,29186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table:number-columns-repeated="2"/>
          <table:table-cell office:value-type="float" office:value="16.99934" calcext:value-type="float">
            <text:p>16,99934</text:p>
          </table:table-cell>
          <table:table-cell office:value-type="float" office:value="22.664989" calcext:value-type="float">
            <text:p>22,664989</text:p>
          </table:table-cell>
          <table:table-cell office:value-type="float" office:value="28.2885" calcext:value-type="float">
            <text:p>28,2885</text:p>
          </table:table-cell>
          <table:table-cell office:value-type="float" office:value="30.179249" calcext:value-type="float">
            <text:p>30,17924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</text:p>
          </table:table-cell>
          <table:table-cell/>
          <table:table-cell office:value-type="float" office:value="14.635157" calcext:value-type="float">
            <text:p>14,635157</text:p>
          </table:table-cell>
          <table:table-cell office:value-type="float" office:value="20.983149" calcext:value-type="float">
            <text:p>20,983149</text:p>
          </table:table-cell>
          <table:table-cell office:value-type="float" office:value="27.481647" calcext:value-type="float">
            <text:p>27,481647</text:p>
          </table:table-cell>
          <table:table-cell office:value-type="float" office:value="30.282515" calcext:value-type="float">
            <text:p>30,282515</text:p>
          </table:table-cell>
          <table:table-cell office:value-type="float" office:value="30.186146" calcext:value-type="float">
            <text:p>30,18614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64</text:p>
          </table:table-cell>
          <table:table-cell/>
          <table:table-cell office:value-type="float" office:value="17.631508" calcext:value-type="float">
            <text:p>17,631508</text:p>
          </table:table-cell>
          <table:table-cell office:value-type="float" office:value="24.955359" calcext:value-type="float">
            <text:p>24,955359</text:p>
          </table:table-cell>
          <table:table-cell office:value-type="float" office:value="30.190903" calcext:value-type="float">
            <text:p>30,190903</text:p>
          </table:table-cell>
          <table:table-cell office:value-type="float" office:value="30.376879" calcext:value-type="float">
            <text:p>30,376879</text:p>
          </table:table-cell>
          <table:table-cell office:value-type="float" office:value="30.336304" calcext:value-type="float">
            <text:p>30,33630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28</text:p>
          </table:table-cell>
          <table:table-cell/>
          <table:table-cell office:value-type="float" office:value="20.629999" calcext:value-type="float">
            <text:p>20,629999</text:p>
          </table:table-cell>
          <table:table-cell office:value-type="float" office:value="28.526621" calcext:value-type="float">
            <text:p>28,526621</text:p>
          </table:table-cell>
          <table:table-cell office:value-type="float" office:value="30.398996" calcext:value-type="float">
            <text:p>30,398996</text:p>
          </table:table-cell>
          <table:table-cell office:value-type="float" office:value="30.398623" calcext:value-type="float">
            <text:p>30,398623</text:p>
          </table:table-cell>
          <table:table-cell office:value-type="float" office:value="30.401068" calcext:value-type="float">
            <text:p>30,40106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56</text:p>
          </table:table-cell>
          <table:table-cell/>
          <table:table-cell office:value-type="float" office:value="23.618814" calcext:value-type="float">
            <text:p>23,618814</text:p>
          </table:table-cell>
          <table:table-cell office:value-type="float" office:value="30.285202" calcext:value-type="float">
            <text:p>30,285202</text:p>
          </table:table-cell>
          <table:table-cell office:value-type="float" office:value="30.397142" calcext:value-type="float">
            <text:p>30,397142</text:p>
          </table:table-cell>
          <table:table-cell table:number-columns-repeated="2" office:value-type="float" office:value="30.387562" calcext:value-type="float">
            <text:p>30,38756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96957" calcext:value-type="float">
            <text:p>16,696957</text:p>
          </table:table-cell>
          <table:table-cell office:value-type="float" office:value="26.537476" calcext:value-type="float">
            <text:p>26,537476</text:p>
          </table:table-cell>
          <table:table-cell office:value-type="float" office:value="30.374601" calcext:value-type="float">
            <text:p>30,374601</text:p>
          </table:table-cell>
          <table:table-cell table:number-columns-repeated="3" office:value-type="float" office:value="30.373785" calcext:value-type="float">
            <text:p>30,37378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696583" calcext:value-type="float">
            <text:p>18,696583</text:p>
          </table:table-cell>
          <table:table-cell office:value-type="float" office:value="28.986464" calcext:value-type="float">
            <text:p>28,986464</text:p>
          </table:table-cell>
          <table:table-cell office:value-type="float" office:value="30.37323" calcext:value-type="float">
            <text:p>30,37323</text:p>
          </table:table-cell>
          <table:table-cell table:number-columns-repeated="3" office:value-type="float" office:value="30.380957" calcext:value-type="float">
            <text:p>30,38095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695461" calcext:value-type="float">
            <text:p>20,695461</text:p>
          </table:table-cell>
          <table:table-cell office:value-type="float" office:value="30.126347" calcext:value-type="float">
            <text:p>30,126347</text:p>
          </table:table-cell>
          <table:table-cell office:value-type="float" office:value="30.379311" calcext:value-type="float">
            <text:p>30,379311</text:p>
          </table:table-cell>
          <table:table-cell table:number-columns-repeated="3" office:value-type="float" office:value="30.379736" calcext:value-type="float">
            <text:p>30,37973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2.690289" calcext:value-type="float">
            <text:p>22,690289</text:p>
          </table:table-cell>
          <table:table-cell office:value-type="float" office:value="30.350735" calcext:value-type="float">
            <text:p>30,350735</text:p>
          </table:table-cell>
          <table:table-cell office:value-type="float" office:value="30.383543" calcext:value-type="float">
            <text:p>30,383543</text:p>
          </table:table-cell>
          <table:table-cell table:number-columns-repeated="3" office:value-type="float" office:value="30.383213" calcext:value-type="float">
            <text:p>30,38321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4.670231" calcext:value-type="float">
            <text:p>24,670231</text:p>
          </table:table-cell>
          <table:table-cell office:value-type="float" office:value="30.37834" calcext:value-type="float">
            <text:p>30,37834</text:p>
          </table:table-cell>
          <table:table-cell table:number-columns-repeated="4" office:value-type="float" office:value="30.377428" calcext:value-type="float">
            <text:p>30,37742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6.590643" calcext:value-type="float">
            <text:p>26,590643</text:p>
          </table:table-cell>
          <table:table-cell office:value-type="float" office:value="30.374485" calcext:value-type="float">
            <text:p>30,374485</text:p>
          </table:table-cell>
          <table:table-cell table:number-columns-repeated="4" office:value-type="float" office:value="30.375496" calcext:value-type="float">
            <text:p>30,37549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8.310291" calcext:value-type="float">
            <text:p>28,310291</text:p>
          </table:table-cell>
          <table:table-cell office:value-type="float" office:value="30.37606" calcext:value-type="float">
            <text:p>30,37606</text:p>
          </table:table-cell>
          <table:table-cell table:number-columns-repeated="4" office:value-type="float" office:value="30.376701" calcext:value-type="float">
            <text:p>30,37670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string" calcext:value-type="string">
            <text:p>65536</text:p>
          </table:table-cell>
          <table:table-cell office:value-type="float" office:value="29.54113" calcext:value-type="float">
            <text:p>29,54113</text:p>
          </table:table-cell>
          <table:table-cell table:number-columns-repeated="5" office:value-type="float" office:value="30.374359" calcext:value-type="float">
            <text:p>30,374359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0x7FFFFF00" table:style-name="ta1">
        <table:shapes>
          <draw:frame draw:z-index="0" draw:style-name="gr1" draw:text-style-name="P1" svg:width="24cm" svg:height="16cm" svg:x="18.188cm" svg:y="1.445cm">
            <draw:object draw:notify-on-update-of-ranges="0x7FFFFF00.A4:0x7FFFFF00.A18 0x7FFFFF00.B3:0x7FFFFF00.B3 0x7FFFFF00.B4:0x7FFFFF00.B18 0x7FFFFF00.C3:0x7FFFFF00.C3 0x7FFFFF00.C4:0x7FFFFF00.C18 0x7FFFFF00.D3:0x7FFFFF00.D3 0x7FFFFF00.D4:0x7FFFFF00.D18 0x7FFFFF00.E3:0x7FFFFF00.E3 0x7FFFFF00.E4:0x7FFFFF00.E18 0x7FFFFF00.F3:0x7FFFFF00.F3 0x7FFFFF00.F4:0x7FFFFF00.F18 0x7FFFFF00.G3:0x7FFFFF00.G3 0x7FFFFF00.G4:0x7FFFFF00.G1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4</text:p>
          </table:table-cell>
          <table:table-cell table:number-columns-repeated="7"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</text:p>
          </table:table-cell>
          <table:table-cell table:number-columns-repeated="2"/>
          <table:table-cell office:value-type="float" office:value="13.061724" calcext:value-type="float">
            <text:p>13,061724</text:p>
          </table:table-cell>
          <table:table-cell office:value-type="float" office:value="17.736799" calcext:value-type="float">
            <text:p>17,736799</text:p>
          </table:table-cell>
          <table:table-cell/>
          <table:table-cell office:value-type="float" office:value="27.219183" calcext:value-type="float">
            <text:p>27,21918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table:number-columns-repeated="2"/>
          <table:table-cell office:value-type="float" office:value="16.999296" calcext:value-type="float">
            <text:p>16,999296</text:p>
          </table:table-cell>
          <table:table-cell office:value-type="float" office:value="22.667604" calcext:value-type="float">
            <text:p>22,667604</text:p>
          </table:table-cell>
          <table:table-cell office:value-type="float" office:value="28.142847" calcext:value-type="float">
            <text:p>28,142847</text:p>
          </table:table-cell>
          <table:table-cell office:value-type="float" office:value="29.918736" calcext:value-type="float">
            <text:p>29,91873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number-columns-repeated="2"/>
          <table:table-cell office:value-type="float" office:value="20.983192" calcext:value-type="float">
            <text:p>20,983192</text:p>
          </table:table-cell>
          <table:table-cell office:value-type="float" office:value="27.461077" calcext:value-type="float">
            <text:p>27,461077</text:p>
          </table:table-cell>
          <table:table-cell office:value-type="float" office:value="30.136431" calcext:value-type="float">
            <text:p>30,136431</text:p>
          </table:table-cell>
          <table:table-cell office:value-type="float" office:value="30.186741" calcext:value-type="float">
            <text:p>30,18674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64</text:p>
          </table:table-cell>
          <table:table-cell table:number-columns-repeated="2"/>
          <table:table-cell office:value-type="float" office:value="24.954634" calcext:value-type="float">
            <text:p>24,954634</text:p>
          </table:table-cell>
          <table:table-cell office:value-type="float" office:value="30.202223" calcext:value-type="float">
            <text:p>30,202223</text:p>
          </table:table-cell>
          <table:table-cell office:value-type="float" office:value="30.306528" calcext:value-type="float">
            <text:p>30,306528</text:p>
          </table:table-cell>
          <table:table-cell office:value-type="float" office:value="30.253111" calcext:value-type="float">
            <text:p>30,25311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28</text:p>
          </table:table-cell>
          <table:table-cell/>
          <table:table-cell office:value-type="float" office:value="20.629786" calcext:value-type="float">
            <text:p>20,629786</text:p>
          </table:table-cell>
          <table:table-cell office:value-type="float" office:value="28.522762" calcext:value-type="float">
            <text:p>28,522762</text:p>
          </table:table-cell>
          <table:table-cell office:value-type="float" office:value="30.363594" calcext:value-type="float">
            <text:p>30,363594</text:p>
          </table:table-cell>
          <table:table-cell office:value-type="float" office:value="30.334835" calcext:value-type="float">
            <text:p>30,334835</text:p>
          </table:table-cell>
          <table:table-cell office:value-type="float" office:value="30.331453" calcext:value-type="float">
            <text:p>30,33145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56</text:p>
          </table:table-cell>
          <table:table-cell/>
          <table:table-cell office:value-type="float" office:value="23.618757" calcext:value-type="float">
            <text:p>23,618757</text:p>
          </table:table-cell>
          <table:table-cell office:value-type="float" office:value="30.192524" calcext:value-type="float">
            <text:p>30,192524</text:p>
          </table:table-cell>
          <table:table-cell office:value-type="float" office:value="30.386362" calcext:value-type="float">
            <text:p>30,386362</text:p>
          </table:table-cell>
          <table:table-cell office:value-type="float" office:value="30.373989" calcext:value-type="float">
            <text:p>30,373989</text:p>
          </table:table-cell>
          <table:table-cell office:value-type="float" office:value="30.373554" calcext:value-type="float">
            <text:p>30,37355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512</text:p>
          </table:table-cell>
          <table:table-cell/>
          <table:table-cell office:value-type="float" office:value="26.535978" calcext:value-type="float">
            <text:p>26,535978</text:p>
          </table:table-cell>
          <table:table-cell office:value-type="float" office:value="30.365463" calcext:value-type="float">
            <text:p>30,365463</text:p>
          </table:table-cell>
          <table:table-cell office:value-type="float" office:value="30.380756" calcext:value-type="float">
            <text:p>30,380756</text:p>
          </table:table-cell>
          <table:table-cell table:number-columns-repeated="2" office:value-type="float" office:value="30.380444" calcext:value-type="float">
            <text:p>30,38044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024</text:p>
          </table:table-cell>
          <table:table-cell/>
          <table:table-cell office:value-type="float" office:value="28.968781" calcext:value-type="float">
            <text:p>28,968781</text:p>
          </table:table-cell>
          <table:table-cell office:value-type="float" office:value="30.375425" calcext:value-type="float">
            <text:p>30,375425</text:p>
          </table:table-cell>
          <table:table-cell table:number-columns-repeated="3" office:value-type="float" office:value="30.385275" calcext:value-type="float">
            <text:p>30,38527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048</text:p>
          </table:table-cell>
          <table:table-cell/>
          <table:table-cell office:value-type="float" office:value="30.137354" calcext:value-type="float">
            <text:p>30,137354</text:p>
          </table:table-cell>
          <table:table-cell office:value-type="float" office:value="30.377939" calcext:value-type="float">
            <text:p>30,377939</text:p>
          </table:table-cell>
          <table:table-cell table:number-columns-repeated="3" office:value-type="float" office:value="30.377535" calcext:value-type="float">
            <text:p>30,37753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4096</text:p>
          </table:table-cell>
          <table:table-cell/>
          <table:table-cell office:value-type="float" office:value="30.358803" calcext:value-type="float">
            <text:p>30,358803</text:p>
          </table:table-cell>
          <table:table-cell office:value-type="float" office:value="30.373215" calcext:value-type="float">
            <text:p>30,373215</text:p>
          </table:table-cell>
          <table:table-cell table:number-columns-repeated="3" office:value-type="float" office:value="30.373924" calcext:value-type="float">
            <text:p>30,37392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4.669634" calcext:value-type="float">
            <text:p>24,669634</text:p>
          </table:table-cell>
          <table:table-cell office:value-type="float" office:value="30.375677" calcext:value-type="float">
            <text:p>30,375677</text:p>
          </table:table-cell>
          <table:table-cell table:number-columns-repeated="4" office:value-type="float" office:value="30.380796" calcext:value-type="float">
            <text:p>30,38079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6.591621" calcext:value-type="float">
            <text:p>26,591621</text:p>
          </table:table-cell>
          <table:table-cell office:value-type="float" office:value="30.375879" calcext:value-type="float">
            <text:p>30,375879</text:p>
          </table:table-cell>
          <table:table-cell table:number-columns-repeated="4" office:value-type="float" office:value="30.37644" calcext:value-type="float">
            <text:p>30,3764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8.311119" calcext:value-type="float">
            <text:p>28,311119</text:p>
          </table:table-cell>
          <table:table-cell office:value-type="float" office:value="30.375998" calcext:value-type="float">
            <text:p>30,375998</text:p>
          </table:table-cell>
          <table:table-cell table:number-columns-repeated="4" office:value-type="float" office:value="30.377256" calcext:value-type="float">
            <text:p>30,37725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string" calcext:value-type="string">
            <text:p>65536</text:p>
          </table:table-cell>
          <table:table-cell office:value-type="float" office:value="29.541281" calcext:value-type="float">
            <text:p>29,541281</text:p>
          </table:table-cell>
          <table:table-cell table:number-columns-repeated="5" office:value-type="float" office:value="30.377439" calcext:value-type="float">
            <text:p>30,377439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.00.0000</text:date>, <text:time style:data-style-name="N2" text:time-value="12:04:50.85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7T08:38:08.609000000</meta:creation-date>
    <dc:date>2021-08-20T12:10:33.401000000</dc:date>
    <meta:editing-duration>PT31M40S</meta:editing-duration>
    <meta:editing-cycles>12</meta:editing-cycles>
    <meta:generator>LibreOffice/7.1.4.2$Windows_X86_64 LibreOffice_project/a529a4fab45b75fefc5b6226684193eb000654f6</meta:generator>
    <meta:document-statistic meta:table-count="8" meta:cell-count="855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79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7.73cm" svg:y="1.56cm" chart:style-name="ch3">
          <text:p>integer 32 bit, AC0 = 0x00400000</text:p>
        </chart:subtitle>
        <chart:legend chart:legend-position="end" svg:x="12.157cm" svg:y="11.78cm" style:legend-expansion="custom" svg:width="10.352cm" svg:height="0.829cm" style:legend-expansion-aspect-ratio="12.4873341375151" chart:style-name="ch4"/>
        <chart:plot-area chart:style-name="ch5" table:cell-range-address="0x00400000.A3:0x00400000.G18" chart:data-source-has-labels="both" svg:x="0.594cm" svg:y="0.947cm" svg:width="23.005cm" svg:height="14.264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75cm" svg:y="15.441cm" chart:style-name="ch7">
              <text:p>Количество интервалов аппроксимации</text:p>
            </chart:title>
            <chart:categories table:cell-range-address="0x00400000.A4:0x00400000.A18"/>
          </chart:axis>
          <chart:axis chart:dimension="x" chart:name="secondary-x" chart:style-name="ch8">
            <chart:title svg:x="15.927cm" svg:y="11.238cm" chart:style-name="ch9">
              <text:p>Степень полинома</text:p>
            </chart:title>
          </chart:axis>
          <chart:axis chart:dimension="y" chart:name="primary-y" chart:style-name="ch6">
            <chart:title svg:x="0cm" svg:y="9.142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0x00400000.B4:0x00400000.B18" chart:label-cell-address="0x00400000.B3:0x00400000.B3" chart:class="chart:line">
            <chart:data-point chart:repeated="15"/>
          </chart:series>
          <chart:series chart:attached-axis="primary-y" chart:style-name="ch14" chart:values-cell-range-address="0x00400000.C4:0x00400000.C18" chart:label-cell-address="0x00400000.C3:0x00400000.C3" chart:class="chart:line">
            <chart:data-point chart:repeated="15"/>
          </chart:series>
          <chart:series chart:attached-axis="primary-y" chart:style-name="ch15" chart:values-cell-range-address="0x00400000.D4:0x00400000.D18" chart:label-cell-address="0x00400000.D3:0x00400000.D3" chart:class="chart:line">
            <chart:data-point chart:repeated="15"/>
          </chart:series>
          <chart:series chart:attached-axis="primary-y" chart:style-name="ch16" chart:values-cell-range-address="0x00400000.E4:0x00400000.E18" chart:label-cell-address="0x00400000.E3:0x00400000.E3" chart:class="chart:line">
            <chart:data-point chart:repeated="15"/>
          </chart:series>
          <chart:series chart:attached-axis="primary-y" chart:style-name="ch17" chart:values-cell-range-address="0x00400000.F4:0x00400000.F18" chart:label-cell-address="0x00400000.F3:0x00400000.F3" chart:class="chart:line">
            <chart:data-point chart:repeated="15"/>
          </chart:series>
          <chart:series chart:attached-axis="primary-y" chart:style-name="ch18" chart:values-cell-range-address="0x00400000.G4:0x00400000.G18" chart:label-cell-address="0x00400000.G3:0x00400000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0x00400000.B3:0x00400000.B3</svg:desc>
                </draw:g>
              </table:table-cell>
              <table:table-cell office:value-type="string">
                <text:p>2</text:p>
                <draw:g>
                  <svg:desc>0x00400000.C3:0x00400000.C3</svg:desc>
                </draw:g>
              </table:table-cell>
              <table:table-cell office:value-type="string">
                <text:p>3</text:p>
                <draw:g>
                  <svg:desc>0x00400000.D3:0x00400000.D3</svg:desc>
                </draw:g>
              </table:table-cell>
              <table:table-cell office:value-type="string">
                <text:p>4</text:p>
                <draw:g>
                  <svg:desc>0x00400000.E3:0x00400000.E3</svg:desc>
                </draw:g>
              </table:table-cell>
              <table:table-cell office:value-type="string">
                <text:p>5</text:p>
                <draw:g>
                  <svg:desc>0x00400000.F3:0x00400000.F3</svg:desc>
                </draw:g>
              </table:table-cell>
              <table:table-cell office:value-type="string">
                <text:p>6</text:p>
                <draw:g>
                  <svg:desc>0x00400000.G3:0x00400000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0x00400000.A4:0x00400000.A18</svg:desc>
                </draw:g>
              </table:table-cell>
              <table:table-cell office:value-type="float" office:value="2.96482">
                <text:p>2.96482</text:p>
                <draw:g>
                  <svg:desc>0x00400000.B4:0x00400000.B18</svg:desc>
                </draw:g>
              </table:table-cell>
              <table:table-cell office:value-type="float" office:value="5.945914">
                <text:p>5.945914</text:p>
                <draw:g>
                  <svg:desc>0x00400000.C4:0x00400000.C18</svg:desc>
                </draw:g>
              </table:table-cell>
              <table:table-cell office:value-type="float" office:value="9.325587">
                <text:p>9.325587</text:p>
                <draw:g>
                  <svg:desc>0x00400000.D4:0x00400000.D18</svg:desc>
                </draw:g>
              </table:table-cell>
              <table:table-cell office:value-type="float" office:value="13.017007">
                <text:p>13.017007</text:p>
                <draw:g>
                  <svg:desc>0x00400000.E4:0x00400000.E18</svg:desc>
                </draw:g>
              </table:table-cell>
              <table:table-cell office:value-type="float" office:value="16.78965">
                <text:p>16.78965</text:p>
                <draw:g>
                  <svg:desc>0x00400000.F4:0x00400000.F18</svg:desc>
                </draw:g>
              </table:table-cell>
              <table:table-cell office:value-type="float" office:value="19.486303">
                <text:p>19.486303</text:p>
                <draw:g>
                  <svg:desc>0x00400000.G4:0x00400000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2389">
                <text:p>4.762389</text:p>
              </table:table-cell>
              <table:table-cell office:value-type="float" office:value="8.706295">
                <text:p>8.706295</text:p>
              </table:table-cell>
              <table:table-cell office:value-type="float" office:value="13.057486">
                <text:p>13.057486</text:p>
              </table:table-cell>
              <table:table-cell office:value-type="float" office:value="17.492853">
                <text:p>17.492853</text:p>
              </table:table-cell>
              <table:table-cell office:value-type="float" office:value="19.567068">
                <text:p>19.567068</text:p>
              </table:table-cell>
              <table:table-cell office:value-type="float" office:value="19.659019">
                <text:p>19.659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13262">
                <text:p>6.713262</text:p>
              </table:table-cell>
              <table:table-cell office:value-type="float" office:value="11.648362">
                <text:p>11.648362</text:p>
              </table:table-cell>
              <table:table-cell office:value-type="float" office:value="16.935753">
                <text:p>16.935753</text:p>
              </table:table-cell>
              <table:table-cell office:value-type="float" office:value="20.833549">
                <text:p>20.833549</text:p>
              </table:table-cell>
              <table:table-cell office:value-type="float" office:value="21.132181">
                <text:p>21.132181</text:p>
              </table:table-cell>
              <table:table-cell office:value-type="float" office:value="21.337929">
                <text:p>21.3379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01078">
                <text:p>8.701078</text:p>
              </table:table-cell>
              <table:table-cell office:value-type="float" office:value="14.624686">
                <text:p>14.624686</text:p>
              </table:table-cell>
              <table:table-cell office:value-type="float" office:value="20.339067">
                <text:p>20.339067</text:p>
              </table:table-cell>
              <table:table-cell office:value-type="float" office:value="21.251305">
                <text:p>21.251305</text:p>
              </table:table-cell>
              <table:table-cell office:value-type="float" office:value="21.240814">
                <text:p>21.240814</text:p>
              </table:table-cell>
              <table:table-cell office:value-type="float" office:value="21.209465">
                <text:p>21.209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7932">
                <text:p>10.697932</text:p>
              </table:table-cell>
              <table:table-cell office:value-type="float" office:value="17.539642">
                <text:p>17.539642</text:p>
              </table:table-cell>
              <table:table-cell office:value-type="float" office:value="21.163519">
                <text:p>21.163519</text:p>
              </table:table-cell>
              <table:table-cell office:value-type="float" office:value="21.357019">
                <text:p>21.357019</text:p>
              </table:table-cell>
              <table:table-cell office:value-type="float" office:value="21.331566">
                <text:p>21.331566</text:p>
              </table:table-cell>
              <table:table-cell office:value-type="float" office:value="21.332321">
                <text:p>21.3323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4998">
                <text:p>12.694998</text:p>
              </table:table-cell>
              <table:table-cell office:value-type="float" office:value="20.035938">
                <text:p>20.035938</text:p>
              </table:table-cell>
              <table:table-cell office:value-type="float" office:value="21.379553">
                <text:p>21.379553</text:p>
              </table:table-cell>
              <table:table-cell office:value-type="float" office:value="21.383097">
                <text:p>21.383097</text:p>
              </table:table-cell>
              <table:table-cell office:value-type="float" office:value="21.384972">
                <text:p>21.384972</text:p>
              </table:table-cell>
              <table:table-cell office:value-type="float" office:value="21.384972">
                <text:p>21.3849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686725">
                <text:p>14.686725</text:p>
              </table:table-cell>
              <table:table-cell office:value-type="float" office:value="21.150417">
                <text:p>21.150417</text:p>
              </table:table-cell>
              <table:table-cell office:value-type="float" office:value="21.414007">
                <text:p>21.414007</text:p>
              </table:table-cell>
              <table:table-cell office:value-type="float" office:value="21.406147">
                <text:p>21.406147</text:p>
              </table:table-cell>
              <table:table-cell office:value-type="float" office:value="21.406199">
                <text:p>21.406199</text:p>
              </table:table-cell>
              <table:table-cell office:value-type="float" office:value="21.406199">
                <text:p>21.40619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44222">
                <text:p>16.644222</text:p>
              </table:table-cell>
              <table:table-cell office:value-type="float" office:value="21.369453">
                <text:p>21.369453</text:p>
              </table:table-cell>
              <table:table-cell office:value-type="float" office:value="21.384577">
                <text:p>21.384577</text:p>
              </table:table-cell>
              <table:table-cell office:value-type="float" office:value="21.385746">
                <text:p>21.385746</text:p>
              </table:table-cell>
              <table:table-cell office:value-type="float" office:value="21.385746">
                <text:p>21.385746</text:p>
              </table:table-cell>
              <table:table-cell office:value-type="float" office:value="21.385746">
                <text:p>21.38574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513706">
                <text:p>18.513706</text:p>
              </table:table-cell>
              <table:table-cell office:value-type="float" office:value="21.385504">
                <text:p>21.385504</text:p>
              </table:table-cell>
              <table:table-cell office:value-type="float" office:value="21.392788">
                <text:p>21.392788</text:p>
              </table:table-cell>
              <table:table-cell office:value-type="float" office:value="21.392788">
                <text:p>21.392788</text:p>
              </table:table-cell>
              <table:table-cell office:value-type="float" office:value="21.392788">
                <text:p>21.392788</text:p>
              </table:table-cell>
              <table:table-cell office:value-type="float" office:value="21.392788">
                <text:p>21.39278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015846">
                <text:p>20.015846</text:p>
              </table:table-cell>
              <table:table-cell office:value-type="float" office:value="21.38364">
                <text:p>21.38364</text:p>
              </table:table-cell>
              <table:table-cell office:value-type="float" office:value="21.382483">
                <text:p>21.382483</text:p>
              </table:table-cell>
              <table:table-cell office:value-type="float" office:value="21.382483">
                <text:p>21.382483</text:p>
              </table:table-cell>
              <table:table-cell office:value-type="float" office:value="21.382483">
                <text:p>21.382483</text:p>
              </table:table-cell>
              <table:table-cell office:value-type="float" office:value="21.382483">
                <text:p>21.38248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0.909973">
                <text:p>20.909973</text:p>
              </table:table-cell>
              <table:table-cell office:value-type="float" office:value="21.381174">
                <text:p>21.381174</text:p>
              </table:table-cell>
              <table:table-cell office:value-type="float" office:value="21.382383">
                <text:p>21.382383</text:p>
              </table:table-cell>
              <table:table-cell office:value-type="float" office:value="21.382383">
                <text:p>21.382383</text:p>
              </table:table-cell>
              <table:table-cell office:value-type="float" office:value="21.382383">
                <text:p>21.382383</text:p>
              </table:table-cell>
              <table:table-cell office:value-type="float" office:value="21.382383">
                <text:p>21.382383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1.257904">
                <text:p>21.257904</text:p>
              </table:table-cell>
              <table:table-cell office:value-type="float" office:value="21.375593">
                <text:p>21.375593</text:p>
              </table:table-cell>
              <table:table-cell office:value-type="float" office:value="21.377071">
                <text:p>21.377071</text:p>
              </table:table-cell>
              <table:table-cell office:value-type="float" office:value="21.377071">
                <text:p>21.377071</text:p>
              </table:table-cell>
              <table:table-cell office:value-type="float" office:value="21.377071">
                <text:p>21.377071</text:p>
              </table:table-cell>
              <table:table-cell office:value-type="float" office:value="21.377071">
                <text:p>21.377071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1.357613">
                <text:p>21.357613</text:p>
              </table:table-cell>
              <table:table-cell office:value-type="float" office:value="21.375732">
                <text:p>21.375732</text:p>
              </table:table-cell>
              <table:table-cell office:value-type="float" office:value="21.375732">
                <text:p>21.375732</text:p>
              </table:table-cell>
              <table:table-cell office:value-type="float" office:value="21.375732">
                <text:p>21.375732</text:p>
              </table:table-cell>
              <table:table-cell office:value-type="float" office:value="21.375732">
                <text:p>21.375732</text:p>
              </table:table-cell>
              <table:table-cell office:value-type="float" office:value="21.375732">
                <text:p>21.375732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1.379274">
                <text:p>21.379274</text:p>
              </table:table-cell>
              <table:table-cell office:value-type="float" office:value="21.38229">
                <text:p>21.38229</text:p>
              </table:table-cell>
              <table:table-cell office:value-type="float" office:value="21.38229">
                <text:p>21.38229</text:p>
              </table:table-cell>
              <table:table-cell office:value-type="float" office:value="21.38229">
                <text:p>21.38229</text:p>
              </table:table-cell>
              <table:table-cell office:value-type="float" office:value="21.38229">
                <text:p>21.38229</text:p>
              </table:table-cell>
              <table:table-cell office:value-type="float" office:value="21.38229">
                <text:p>21.38229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21.374115">
                <text:p>21.374115</text:p>
              </table:table-cell>
              <table:table-cell office:value-type="float" office:value="21.375853">
                <text:p>21.375853</text:p>
              </table:table-cell>
              <table:table-cell office:value-type="float" office:value="21.375853">
                <text:p>21.375853</text:p>
              </table:table-cell>
              <table:table-cell office:value-type="float" office:value="21.375853">
                <text:p>21.375853</text:p>
              </table:table-cell>
              <table:table-cell office:value-type="float" office:value="21.375853">
                <text:p>21.375853</text:p>
              </table:table-cell>
              <table:table-cell office:value-type="float" office:value="21.375853">
                <text:p>21.3758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8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9.055cm" svg:y="1.146cm" chart:style-name="ch3">
          <text:p>integer 32 bit, AC0 = 0x01000000</text:p>
        </chart:subtitle>
        <chart:legend chart:legend-position="end" svg:x="12.157cm" svg:y="11.78cm" style:legend-expansion="custom" svg:width="10.352cm" svg:height="0.829cm" style:legend-expansion-aspect-ratio="12.4873341375151" chart:style-name="ch4"/>
        <chart:plot-area chart:style-name="ch5" table:cell-range-address="0x01000000.A3:0x01000000.G18" chart:data-source-has-labels="both" svg:x="0.594cm" svg:y="0.947cm" svg:width="23.005cm" svg:height="14.264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75cm" svg:y="15.441cm" chart:style-name="ch7">
              <text:p>Количество интервалов аппроксимации</text:p>
            </chart:title>
            <chart:categories table:cell-range-address="0x01000000.A4:0x01000000.A18"/>
          </chart:axis>
          <chart:axis chart:dimension="x" chart:name="secondary-x" chart:style-name="ch8">
            <chart:title svg:x="15.927cm" svg:y="11.239cm" chart:style-name="ch9">
              <text:p>Степень полинома</text:p>
            </chart:title>
          </chart:axis>
          <chart:axis chart:dimension="y" chart:name="primary-y" chart:style-name="ch6">
            <chart:title svg:x="0cm" svg:y="9.142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0x01000000.B4:0x01000000.B18" chart:label-cell-address="0x01000000.B3:0x01000000.B3" chart:class="chart:line">
            <chart:data-point chart:repeated="15"/>
          </chart:series>
          <chart:series chart:attached-axis="primary-y" chart:style-name="ch14" chart:values-cell-range-address="0x01000000.C4:0x01000000.C18" chart:label-cell-address="0x01000000.C3:0x01000000.C3" chart:class="chart:line">
            <chart:data-point chart:repeated="15"/>
          </chart:series>
          <chart:series chart:attached-axis="primary-y" chart:style-name="ch15" chart:values-cell-range-address="0x01000000.D4:0x01000000.D18" chart:label-cell-address="0x01000000.D3:0x01000000.D3" chart:class="chart:line">
            <chart:data-point chart:repeated="15"/>
          </chart:series>
          <chart:series chart:attached-axis="primary-y" chart:style-name="ch16" chart:values-cell-range-address="0x01000000.E4:0x01000000.E18" chart:label-cell-address="0x01000000.E3:0x01000000.E3" chart:class="chart:line">
            <chart:data-point chart:repeated="15"/>
          </chart:series>
          <chart:series chart:attached-axis="primary-y" chart:style-name="ch17" chart:values-cell-range-address="0x01000000.F4:0x01000000.F18" chart:label-cell-address="0x01000000.F3:0x01000000.F3" chart:class="chart:line">
            <chart:data-point chart:repeated="15"/>
          </chart:series>
          <chart:series chart:attached-axis="primary-y" chart:style-name="ch18" chart:values-cell-range-address="0x01000000.G4:0x01000000.G18" chart:label-cell-address="0x01000000.G3:0x01000000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0x01000000.B3:0x01000000.B3</svg:desc>
                </draw:g>
              </table:table-cell>
              <table:table-cell office:value-type="string">
                <text:p>2</text:p>
                <draw:g>
                  <svg:desc>0x01000000.C3:0x01000000.C3</svg:desc>
                </draw:g>
              </table:table-cell>
              <table:table-cell office:value-type="string">
                <text:p>3</text:p>
                <draw:g>
                  <svg:desc>0x01000000.D3:0x01000000.D3</svg:desc>
                </draw:g>
              </table:table-cell>
              <table:table-cell office:value-type="string">
                <text:p>4</text:p>
                <draw:g>
                  <svg:desc>0x01000000.E3:0x01000000.E3</svg:desc>
                </draw:g>
              </table:table-cell>
              <table:table-cell office:value-type="string">
                <text:p>5</text:p>
                <draw:g>
                  <svg:desc>0x01000000.F3:0x01000000.F3</svg:desc>
                </draw:g>
              </table:table-cell>
              <table:table-cell office:value-type="string">
                <text:p>6</text:p>
                <draw:g>
                  <svg:desc>0x01000000.G3:0x01000000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0x01000000.A4:0x01000000.A18</svg:desc>
                </draw:g>
              </table:table-cell>
              <table:table-cell office:value-type="float" office:value="2.96482">
                <text:p>2.96482</text:p>
                <draw:g>
                  <svg:desc>0x01000000.B4:0x01000000.B18</svg:desc>
                </draw:g>
              </table:table-cell>
              <table:table-cell office:value-type="float" office:value="5.945939">
                <text:p>5.945939</text:p>
                <draw:g>
                  <svg:desc>0x01000000.C4:0x01000000.C18</svg:desc>
                </draw:g>
              </table:table-cell>
              <table:table-cell office:value-type="float" office:value="9.325697">
                <text:p>9.325697</text:p>
                <draw:g>
                  <svg:desc>0x01000000.D4:0x01000000.D18</svg:desc>
                </draw:g>
              </table:table-cell>
              <table:table-cell office:value-type="float" office:value="13.018433">
                <text:p>13.018433</text:p>
                <draw:g>
                  <svg:desc>0x01000000.E4:0x01000000.E18</svg:desc>
                </draw:g>
              </table:table-cell>
              <table:table-cell office:value-type="float" office:value="16.948929">
                <text:p>16.948929</text:p>
                <draw:g>
                  <svg:desc>0x01000000.F4:0x01000000.F18</svg:desc>
                </draw:g>
              </table:table-cell>
              <table:table-cell office:value-type="float" office:value="20.468098">
                <text:p>20.468098</text:p>
                <draw:g>
                  <svg:desc>0x01000000.G4:0x01000000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2389">
                <text:p>4.762389</text:p>
              </table:table-cell>
              <table:table-cell office:value-type="float" office:value="8.706399">
                <text:p>8.706399</text:p>
              </table:table-cell>
              <table:table-cell office:value-type="float" office:value="13.061155">
                <text:p>13.061155</text:p>
              </table:table-cell>
              <table:table-cell office:value-type="float" office:value="17.685913">
                <text:p>17.685913</text:p>
              </table:table-cell>
              <table:table-cell office:value-type="float" office:value="21.26454">
                <text:p>21.26454</text:p>
              </table:table-cell>
              <table:table-cell office:value-type="float" office:value="21.499271">
                <text:p>21.499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13262">
                <text:p>6.713262</text:p>
              </table:table-cell>
              <table:table-cell office:value-type="float" office:value="11.649119">
                <text:p>11.649119</text:p>
              </table:table-cell>
              <table:table-cell office:value-type="float" office:value="16.988773">
                <text:p>16.988773</text:p>
              </table:table-cell>
              <table:table-cell office:value-type="float" office:value="21.980021">
                <text:p>21.980021</text:p>
              </table:table-cell>
              <table:table-cell office:value-type="float" office:value="23.163174">
                <text:p>23.163174</text:p>
              </table:table-cell>
              <table:table-cell office:value-type="float" office:value="23.107319">
                <text:p>23.1073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01078">
                <text:p>8.701078</text:p>
              </table:table-cell>
              <table:table-cell office:value-type="float" office:value="14.633523">
                <text:p>14.633523</text:p>
              </table:table-cell>
              <table:table-cell office:value-type="float" office:value="20.725668">
                <text:p>20.725668</text:p>
              </table:table-cell>
              <table:table-cell office:value-type="float" office:value="23.147339">
                <text:p>23.147339</text:p>
              </table:table-cell>
              <table:table-cell office:value-type="float" office:value="23.197077">
                <text:p>23.197077</text:p>
              </table:table-cell>
              <table:table-cell office:value-type="float" office:value="23.174047">
                <text:p>23.174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8075">
                <text:p>10.698075</text:p>
              </table:table-cell>
              <table:table-cell office:value-type="float" office:value="17.610832">
                <text:p>17.610832</text:p>
              </table:table-cell>
              <table:table-cell office:value-type="float" office:value="22.940208">
                <text:p>22.940208</text:p>
              </table:table-cell>
              <table:table-cell office:value-type="float" office:value="23.293125">
                <text:p>23.293125</text:p>
              </table:table-cell>
              <table:table-cell office:value-type="float" office:value="23.289007">
                <text:p>23.289007</text:p>
              </table:table-cell>
              <table:table-cell office:value-type="float" office:value="23.294495">
                <text:p>23.2944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6728">
                <text:p>12.696728</text:p>
              </table:table-cell>
              <table:table-cell office:value-type="float" office:value="20.441298">
                <text:p>20.441298</text:p>
              </table:table-cell>
              <table:table-cell office:value-type="float" office:value="23.354752">
                <text:p>23.354752</text:p>
              </table:table-cell>
              <table:table-cell office:value-type="float" office:value="23.352739">
                <text:p>23.352739</text:p>
              </table:table-cell>
              <table:table-cell office:value-type="float" office:value="23.353523">
                <text:p>23.353523</text:p>
              </table:table-cell>
              <table:table-cell office:value-type="float" office:value="23.353523">
                <text:p>23.3535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694972">
                <text:p>14.694972</text:p>
              </table:table-cell>
              <table:table-cell office:value-type="float" office:value="22.533703">
                <text:p>22.533703</text:p>
              </table:table-cell>
              <table:table-cell office:value-type="float" office:value="23.384598">
                <text:p>23.384598</text:p>
              </table:table-cell>
              <table:table-cell office:value-type="float" office:value="23.383673">
                <text:p>23.383673</text:p>
              </table:table-cell>
              <table:table-cell office:value-type="float" office:value="23.384598">
                <text:p>23.384598</text:p>
              </table:table-cell>
              <table:table-cell office:value-type="float" office:value="23.384598">
                <text:p>23.3845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85432">
                <text:p>16.685432</text:p>
              </table:table-cell>
              <table:table-cell office:value-type="float" office:value="23.268761">
                <text:p>23.268761</text:p>
              </table:table-cell>
              <table:table-cell office:value-type="float" office:value="23.390963">
                <text:p>23.390963</text:p>
              </table:table-cell>
              <table:table-cell office:value-type="float" office:value="23.393877">
                <text:p>23.393877</text:p>
              </table:table-cell>
              <table:table-cell office:value-type="float" office:value="23.393877">
                <text:p>23.393877</text:p>
              </table:table-cell>
              <table:table-cell office:value-type="float" office:value="23.393877">
                <text:p>23.39387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643616">
                <text:p>18.643616</text:p>
              </table:table-cell>
              <table:table-cell office:value-type="float" office:value="23.389053">
                <text:p>23.389053</text:p>
              </table:table-cell>
              <table:table-cell office:value-type="float" office:value="23.377832">
                <text:p>23.377832</text:p>
              </table:table-cell>
              <table:table-cell office:value-type="float" office:value="23.377832">
                <text:p>23.377832</text:p>
              </table:table-cell>
              <table:table-cell office:value-type="float" office:value="23.377832">
                <text:p>23.377832</text:p>
              </table:table-cell>
              <table:table-cell office:value-type="float" office:value="23.377832">
                <text:p>23.37783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498552">
                <text:p>20.498552</text:p>
              </table:table-cell>
              <table:table-cell office:value-type="float" office:value="23.376333">
                <text:p>23.376333</text:p>
              </table:table-cell>
              <table:table-cell office:value-type="float" office:value="23.382917">
                <text:p>23.382917</text:p>
              </table:table-cell>
              <table:table-cell office:value-type="float" office:value="23.382917">
                <text:p>23.382917</text:p>
              </table:table-cell>
              <table:table-cell office:value-type="float" office:value="23.382917">
                <text:p>23.382917</text:p>
              </table:table-cell>
              <table:table-cell office:value-type="float" office:value="23.382917">
                <text:p>23.382917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.010157">
                <text:p>22.010157</text:p>
              </table:table-cell>
              <table:table-cell office:value-type="float" office:value="23.381588">
                <text:p>23.381588</text:p>
              </table:table-cell>
              <table:table-cell office:value-type="float" office:value="23.376448">
                <text:p>23.376448</text:p>
              </table:table-cell>
              <table:table-cell office:value-type="float" office:value="23.376448">
                <text:p>23.376448</text:p>
              </table:table-cell>
              <table:table-cell office:value-type="float" office:value="23.376448">
                <text:p>23.376448</text:p>
              </table:table-cell>
              <table:table-cell office:value-type="float" office:value="23.376448">
                <text:p>23.376448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2.912451">
                <text:p>22.912451</text:p>
              </table:table-cell>
              <table:table-cell office:value-type="float" office:value="23.377285">
                <text:p>23.377285</text:p>
              </table:table-cell>
              <table:table-cell office:value-type="float" office:value="23.378206">
                <text:p>23.378206</text:p>
              </table:table-cell>
              <table:table-cell office:value-type="float" office:value="23.378206">
                <text:p>23.378206</text:p>
              </table:table-cell>
              <table:table-cell office:value-type="float" office:value="23.378206">
                <text:p>23.378206</text:p>
              </table:table-cell>
              <table:table-cell office:value-type="float" office:value="23.378206">
                <text:p>23.378206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3.260616">
                <text:p>23.260616</text:p>
              </table:table-cell>
              <table:table-cell office:value-type="float" office:value="23.377689">
                <text:p>23.377689</text:p>
              </table:table-cell>
              <table:table-cell office:value-type="float" office:value="23.378132">
                <text:p>23.378132</text:p>
              </table:table-cell>
              <table:table-cell office:value-type="float" office:value="23.378132">
                <text:p>23.378132</text:p>
              </table:table-cell>
              <table:table-cell office:value-type="float" office:value="23.378132">
                <text:p>23.378132</text:p>
              </table:table-cell>
              <table:table-cell office:value-type="float" office:value="23.378132">
                <text:p>23.378132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3.357594">
                <text:p>23.357594</text:p>
              </table:table-cell>
              <table:table-cell office:value-type="float" office:value="23.376589">
                <text:p>23.376589</text:p>
              </table:table-cell>
              <table:table-cell office:value-type="float" office:value="23.376589">
                <text:p>23.376589</text:p>
              </table:table-cell>
              <table:table-cell office:value-type="float" office:value="23.376589">
                <text:p>23.376589</text:p>
              </table:table-cell>
              <table:table-cell office:value-type="float" office:value="23.376589">
                <text:p>23.376589</text:p>
              </table:table-cell>
              <table:table-cell office:value-type="float" office:value="23.376589">
                <text:p>23.376589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23.379053">
                <text:p>23.379053</text:p>
              </table:table-cell>
              <table:table-cell office:value-type="float" office:value="23.378281">
                <text:p>23.378281</text:p>
              </table:table-cell>
              <table:table-cell office:value-type="float" office:value="23.378281">
                <text:p>23.378281</text:p>
              </table:table-cell>
              <table:table-cell office:value-type="float" office:value="23.378281">
                <text:p>23.378281</text:p>
              </table:table-cell>
              <table:table-cell office:value-type="float" office:value="23.378281">
                <text:p>23.378281</text:p>
              </table:table-cell>
              <table:table-cell office:value-type="float" office:value="23.378281">
                <text:p>23.3782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8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8.814cm" svg:y="1.628cm" chart:style-name="ch3">
          <text:p>integer 32 bit, AC0 = 0x10000000</text:p>
        </chart:subtitle>
        <chart:legend chart:legend-position="end" svg:x="12.05cm" svg:y="13.427cm" style:legend-expansion="custom" svg:width="10.352cm" svg:height="0.829cm" style:legend-expansion-aspect-ratio="12.4873341375151" chart:style-name="ch4"/>
        <chart:plot-area chart:style-name="ch5" table:cell-range-address="0x10000000.A3:0x10000000.G18" chart:data-source-has-labels="both" svg:x="0.594cm" svg:y="0.947cm" svg:width="23.005cm" svg:height="14.264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75cm" svg:y="15.441cm" chart:style-name="ch7">
              <text:p>Количество интервалов аппроксимации</text:p>
            </chart:title>
            <chart:categories table:cell-range-address="0x10000000.A4:0x10000000.A18"/>
          </chart:axis>
          <chart:axis chart:dimension="x" chart:name="secondary-x" chart:style-name="ch8">
            <chart:title svg:x="16.249cm" svg:y="12.903cm" chart:style-name="ch9">
              <text:p>Степень полинома</text:p>
            </chart:title>
          </chart:axis>
          <chart:axis chart:dimension="y" chart:name="primary-y" chart:style-name="ch6">
            <chart:title svg:x="0cm" svg:y="9.142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0x10000000.B4:0x10000000.B18" chart:label-cell-address="0x10000000.B3:0x10000000.B3" chart:class="chart:line">
            <chart:data-point chart:repeated="15"/>
          </chart:series>
          <chart:series chart:attached-axis="primary-y" chart:style-name="ch14" chart:values-cell-range-address="0x10000000.C4:0x10000000.C18" chart:label-cell-address="0x10000000.C3:0x10000000.C3" chart:class="chart:line">
            <chart:data-point chart:repeated="15"/>
          </chart:series>
          <chart:series chart:attached-axis="primary-y" chart:style-name="ch15" chart:values-cell-range-address="0x10000000.D4:0x10000000.D18" chart:label-cell-address="0x10000000.D3:0x10000000.D3" chart:class="chart:line">
            <chart:data-point chart:repeated="15"/>
          </chart:series>
          <chart:series chart:attached-axis="primary-y" chart:style-name="ch16" chart:values-cell-range-address="0x10000000.E4:0x10000000.E18" chart:label-cell-address="0x10000000.E3:0x10000000.E3" chart:class="chart:line">
            <chart:data-point chart:repeated="15"/>
          </chart:series>
          <chart:series chart:attached-axis="primary-y" chart:style-name="ch17" chart:values-cell-range-address="0x10000000.F4:0x10000000.F18" chart:label-cell-address="0x10000000.F3:0x10000000.F3" chart:class="chart:line">
            <chart:data-point chart:repeated="15"/>
          </chart:series>
          <chart:series chart:attached-axis="primary-y" chart:style-name="ch18" chart:values-cell-range-address="0x10000000.G4:0x10000000.G18" chart:label-cell-address="0x10000000.G3:0x10000000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0x10000000.B3:0x10000000.B3</svg:desc>
                </draw:g>
              </table:table-cell>
              <table:table-cell office:value-type="string">
                <text:p>2</text:p>
                <draw:g>
                  <svg:desc>0x10000000.C3:0x10000000.C3</svg:desc>
                </draw:g>
              </table:table-cell>
              <table:table-cell office:value-type="string">
                <text:p>3</text:p>
                <draw:g>
                  <svg:desc>0x10000000.D3:0x10000000.D3</svg:desc>
                </draw:g>
              </table:table-cell>
              <table:table-cell office:value-type="string">
                <text:p>4</text:p>
                <draw:g>
                  <svg:desc>0x10000000.E3:0x10000000.E3</svg:desc>
                </draw:g>
              </table:table-cell>
              <table:table-cell office:value-type="string">
                <text:p>5</text:p>
                <draw:g>
                  <svg:desc>0x10000000.F3:0x10000000.F3</svg:desc>
                </draw:g>
              </table:table-cell>
              <table:table-cell office:value-type="string">
                <text:p>6</text:p>
                <draw:g>
                  <svg:desc>0x10000000.G3:0x10000000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0x10000000.A4:0x10000000.A18</svg:desc>
                </draw:g>
              </table:table-cell>
              <table:table-cell office:value-type="float" office:value="2.96482">
                <text:p>2.96482</text:p>
                <draw:g>
                  <svg:desc>0x10000000.B4:0x10000000.B18</svg:desc>
                </draw:g>
              </table:table-cell>
              <table:table-cell office:value-type="float" office:value="5.945941">
                <text:p>5.945941</text:p>
                <draw:g>
                  <svg:desc>0x10000000.C4:0x10000000.C18</svg:desc>
                </draw:g>
              </table:table-cell>
              <table:table-cell office:value-type="float" office:value="9.32576">
                <text:p>9.32576</text:p>
                <draw:g>
                  <svg:desc>0x10000000.D4:0x10000000.D18</svg:desc>
                </draw:g>
              </table:table-cell>
              <table:table-cell office:value-type="float" office:value="13.018329">
                <text:p>13.018329</text:p>
                <draw:g>
                  <svg:desc>0x10000000.E4:0x10000000.E18</svg:desc>
                </draw:g>
              </table:table-cell>
              <table:table-cell office:value-type="float" office:value="16.967953">
                <text:p>16.967953</text:p>
                <draw:g>
                  <svg:desc>0x10000000.F4:0x10000000.F18</svg:desc>
                </draw:g>
              </table:table-cell>
              <table:table-cell office:value-type="float" office:value="21.09502">
                <text:p>21.09502</text:p>
                <draw:g>
                  <svg:desc>0x10000000.G4:0x10000000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2389">
                <text:p>4.762389</text:p>
              </table:table-cell>
              <table:table-cell office:value-type="float" office:value="8.70644">
                <text:p>8.70644</text:p>
              </table:table-cell>
              <table:table-cell office:value-type="float" office:value="13.061707">
                <text:p>13.061707</text:p>
              </table:table-cell>
              <table:table-cell office:value-type="float" office:value="17.735899">
                <text:p>17.735899</text:p>
              </table:table-cell>
              <table:table-cell office:value-type="float" office:value="22.565437">
                <text:p>22.565437</text:p>
              </table:table-cell>
              <table:table-cell office:value-type="float" office:value="25.674118">
                <text:p>25.674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13261">
                <text:p>6.713261</text:p>
              </table:table-cell>
              <table:table-cell office:value-type="float" office:value="11.649293">
                <text:p>11.649293</text:p>
              </table:table-cell>
              <table:table-cell office:value-type="float" office:value="16.998592">
                <text:p>16.998592</text:p>
              </table:table-cell>
              <table:table-cell office:value-type="float" office:value="22.627239">
                <text:p>22.627239</text:p>
              </table:table-cell>
              <table:table-cell office:value-type="float" office:value="26.585533">
                <text:p>26.585533</text:p>
              </table:table-cell>
              <table:table-cell office:value-type="float" office:value="27.003647">
                <text:p>27.0036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01065">
                <text:p>8.701065</text:p>
              </table:table-cell>
              <table:table-cell office:value-type="float" office:value="14.635099">
                <text:p>14.635099</text:p>
              </table:table-cell>
              <table:table-cell office:value-type="float" office:value="20.973389">
                <text:p>20.973389</text:p>
              </table:table-cell>
              <table:table-cell office:value-type="float" office:value="26.482111">
                <text:p>26.482111</text:p>
              </table:table-cell>
              <table:table-cell office:value-type="float" office:value="27.396891">
                <text:p>27.396891</text:p>
              </table:table-cell>
              <table:table-cell office:value-type="float" office:value="27.323397">
                <text:p>27.3233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8022">
                <text:p>10.698022</text:p>
              </table:table-cell>
              <table:table-cell office:value-type="float" office:value="17.630527">
                <text:p>17.630527</text:p>
              </table:table-cell>
              <table:table-cell office:value-type="float" office:value="24.806681">
                <text:p>24.806681</text:p>
              </table:table-cell>
              <table:table-cell office:value-type="float" office:value="27.367277">
                <text:p>27.367277</text:p>
              </table:table-cell>
              <table:table-cell office:value-type="float" office:value="27.384935">
                <text:p>27.384935</text:p>
              </table:table-cell>
              <table:table-cell office:value-type="float" office:value="27.383196">
                <text:p>27.3831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7254">
                <text:p>12.697254</text:p>
              </table:table-cell>
              <table:table-cell office:value-type="float" office:value="20.619207">
                <text:p>20.619207</text:p>
              </table:table-cell>
              <table:table-cell office:value-type="float" office:value="26.949844">
                <text:p>26.949844</text:p>
              </table:table-cell>
              <table:table-cell office:value-type="float" office:value="27.357737">
                <text:p>27.357737</text:p>
              </table:table-cell>
              <table:table-cell office:value-type="float" office:value="27.369331">
                <text:p>27.369331</text:p>
              </table:table-cell>
              <table:table-cell office:value-type="float" office:value="27.370602">
                <text:p>27.3706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69694">
                <text:p>14.69694</text:p>
              </table:table-cell>
              <table:table-cell office:value-type="float" office:value="23.544538">
                <text:p>23.544538</text:p>
              </table:table-cell>
              <table:table-cell office:value-type="float" office:value="27.359406">
                <text:p>27.359406</text:p>
              </table:table-cell>
              <table:table-cell office:value-type="float" office:value="27.408249">
                <text:p>27.408249</text:p>
              </table:table-cell>
              <table:table-cell office:value-type="float" office:value="27.406923">
                <text:p>27.406923</text:p>
              </table:table-cell>
              <table:table-cell office:value-type="float" office:value="27.406923">
                <text:p>27.40692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96484">
                <text:p>16.696484</text:p>
              </table:table-cell>
              <table:table-cell office:value-type="float" office:value="25.98794">
                <text:p>25.98794</text:p>
              </table:table-cell>
              <table:table-cell office:value-type="float" office:value="27.395449">
                <text:p>27.395449</text:p>
              </table:table-cell>
              <table:table-cell office:value-type="float" office:value="27.394894">
                <text:p>27.394894</text:p>
              </table:table-cell>
              <table:table-cell office:value-type="float" office:value="27.395494">
                <text:p>27.395494</text:p>
              </table:table-cell>
              <table:table-cell office:value-type="float" office:value="27.395494">
                <text:p>27.39549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693716">
                <text:p>18.693716</text:p>
              </table:table-cell>
              <table:table-cell office:value-type="float" office:value="27.120481">
                <text:p>27.120481</text:p>
              </table:table-cell>
              <table:table-cell office:value-type="float" office:value="27.390249">
                <text:p>27.390249</text:p>
              </table:table-cell>
              <table:table-cell office:value-type="float" office:value="27.393738">
                <text:p>27.393738</text:p>
              </table:table-cell>
              <table:table-cell office:value-type="float" office:value="27.393738">
                <text:p>27.393738</text:p>
              </table:table-cell>
              <table:table-cell office:value-type="float" office:value="27.393738">
                <text:p>27.39373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685078">
                <text:p>20.685078</text:p>
              </table:table-cell>
              <table:table-cell office:value-type="float" office:value="27.352385">
                <text:p>27.352385</text:p>
              </table:table-cell>
              <table:table-cell office:value-type="float" office:value="27.377811">
                <text:p>27.377811</text:p>
              </table:table-cell>
              <table:table-cell office:value-type="float" office:value="27.377811">
                <text:p>27.377811</text:p>
              </table:table-cell>
              <table:table-cell office:value-type="float" office:value="27.377811">
                <text:p>27.377811</text:p>
              </table:table-cell>
              <table:table-cell office:value-type="float" office:value="27.377811">
                <text:p>27.377811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.644238">
                <text:p>22.644238</text:p>
              </table:table-cell>
              <table:table-cell office:value-type="float" office:value="27.383795">
                <text:p>27.383795</text:p>
              </table:table-cell>
              <table:table-cell office:value-type="float" office:value="27.385614">
                <text:p>27.385614</text:p>
              </table:table-cell>
              <table:table-cell office:value-type="float" office:value="27.385614">
                <text:p>27.385614</text:p>
              </table:table-cell>
              <table:table-cell office:value-type="float" office:value="27.385614">
                <text:p>27.385614</text:p>
              </table:table-cell>
              <table:table-cell office:value-type="float" office:value="27.385614">
                <text:p>27.385614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4.492876">
                <text:p>24.492876</text:p>
              </table:table-cell>
              <table:table-cell office:value-type="float" office:value="27.377033">
                <text:p>27.377033</text:p>
              </table:table-cell>
              <table:table-cell office:value-type="float" office:value="27.376425">
                <text:p>27.376425</text:p>
              </table:table-cell>
              <table:table-cell office:value-type="float" office:value="27.376425">
                <text:p>27.376425</text:p>
              </table:table-cell>
              <table:table-cell office:value-type="float" office:value="27.376425">
                <text:p>27.376425</text:p>
              </table:table-cell>
              <table:table-cell office:value-type="float" office:value="27.376425">
                <text:p>27.376425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.006298">
                <text:p>26.006298</text:p>
              </table:table-cell>
              <table:table-cell office:value-type="float" office:value="27.379637">
                <text:p>27.379637</text:p>
              </table:table-cell>
              <table:table-cell office:value-type="float" office:value="27.379637">
                <text:p>27.379637</text:p>
              </table:table-cell>
              <table:table-cell office:value-type="float" office:value="27.379637">
                <text:p>27.379637</text:p>
              </table:table-cell>
              <table:table-cell office:value-type="float" office:value="27.379637">
                <text:p>27.379637</text:p>
              </table:table-cell>
              <table:table-cell office:value-type="float" office:value="27.379637">
                <text:p>27.379637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6.910185">
                <text:p>26.910185</text:p>
              </table:table-cell>
              <table:table-cell office:value-type="float" office:value="27.374107">
                <text:p>27.374107</text:p>
              </table:table-cell>
              <table:table-cell office:value-type="float" office:value="27.374107">
                <text:p>27.374107</text:p>
              </table:table-cell>
              <table:table-cell office:value-type="float" office:value="27.374107">
                <text:p>27.374107</text:p>
              </table:table-cell>
              <table:table-cell office:value-type="float" office:value="27.374107">
                <text:p>27.374107</text:p>
              </table:table-cell>
              <table:table-cell office:value-type="float" office:value="27.374107">
                <text:p>27.374107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27.257538">
                <text:p>27.257538</text:p>
              </table:table-cell>
              <table:table-cell office:value-type="float" office:value="27.375303">
                <text:p>27.375303</text:p>
              </table:table-cell>
              <table:table-cell office:value-type="float" office:value="27.375643">
                <text:p>27.375643</text:p>
              </table:table-cell>
              <table:table-cell office:value-type="float" office:value="27.375643">
                <text:p>27.375643</text:p>
              </table:table-cell>
              <table:table-cell office:value-type="float" office:value="27.375643">
                <text:p>27.375643</text:p>
              </table:table-cell>
              <table:table-cell office:value-type="float" office:value="27.375643">
                <text:p>27.3756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8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8.814cm" svg:y="1.627cm" chart:style-name="ch3">
          <text:p>integer 32 bit, AC0 = 0x40000000</text:p>
        </chart:subtitle>
        <chart:legend chart:legend-position="end" svg:x="12.05cm" svg:y="13.427cm" style:legend-expansion="custom" svg:width="10.352cm" svg:height="0.829cm" style:legend-expansion-aspect-ratio="12.4873341375151" chart:style-name="ch4"/>
        <chart:plot-area chart:style-name="ch5" table:cell-range-address="0x40000000.A3:0x40000000.G18" chart:data-source-has-labels="both" svg:x="0.594cm" svg:y="0.946cm" svg:width="23.005cm" svg:height="14.265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75cm" svg:y="15.441cm" chart:style-name="ch7">
              <text:p>Количество интервалов аппроксимации</text:p>
            </chart:title>
            <chart:categories table:cell-range-address="0x40000000.A4:0x40000000.A18"/>
          </chart:axis>
          <chart:axis chart:dimension="x" chart:name="secondary-x" chart:style-name="ch8">
            <chart:title svg:x="16.249cm" svg:y="12.902cm" chart:style-name="ch9">
              <text:p>Степень полинома</text:p>
            </chart:title>
          </chart:axis>
          <chart:axis chart:dimension="y" chart:name="primary-y" chart:style-name="ch6">
            <chart:title svg:x="0cm" svg:y="9.141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0x40000000.B4:0x40000000.B18" chart:label-cell-address="0x40000000.B3:0x40000000.B3" chart:class="chart:line">
            <chart:data-point chart:repeated="15"/>
          </chart:series>
          <chart:series chart:attached-axis="primary-y" chart:style-name="ch14" chart:values-cell-range-address="0x40000000.C4:0x40000000.C18" chart:label-cell-address="0x40000000.C3:0x40000000.C3" chart:class="chart:line">
            <chart:data-point chart:repeated="15"/>
          </chart:series>
          <chart:series chart:attached-axis="primary-y" chart:style-name="ch15" chart:values-cell-range-address="0x40000000.D4:0x40000000.D18" chart:label-cell-address="0x40000000.D3:0x40000000.D3" chart:class="chart:line">
            <chart:data-point chart:repeated="15"/>
          </chart:series>
          <chart:series chart:attached-axis="primary-y" chart:style-name="ch16" chart:values-cell-range-address="0x40000000.E4:0x40000000.E18" chart:label-cell-address="0x40000000.E3:0x40000000.E3" chart:class="chart:line">
            <chart:data-point chart:repeated="15"/>
          </chart:series>
          <chart:series chart:attached-axis="primary-y" chart:style-name="ch17" chart:values-cell-range-address="0x40000000.F4:0x40000000.F18" chart:label-cell-address="0x40000000.F3:0x40000000.F3" chart:class="chart:line">
            <chart:data-point chart:repeated="15"/>
          </chart:series>
          <chart:series chart:attached-axis="primary-y" chart:style-name="ch18" chart:values-cell-range-address="0x40000000.G4:0x40000000.G18" chart:label-cell-address="0x40000000.G3:0x40000000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0x40000000.B3:0x40000000.B3</svg:desc>
                </draw:g>
              </table:table-cell>
              <table:table-cell office:value-type="string">
                <text:p>2</text:p>
                <draw:g>
                  <svg:desc>0x40000000.C3:0x40000000.C3</svg:desc>
                </draw:g>
              </table:table-cell>
              <table:table-cell office:value-type="string">
                <text:p>3</text:p>
                <draw:g>
                  <svg:desc>0x40000000.D3:0x40000000.D3</svg:desc>
                </draw:g>
              </table:table-cell>
              <table:table-cell office:value-type="string">
                <text:p>4</text:p>
                <draw:g>
                  <svg:desc>0x40000000.E3:0x40000000.E3</svg:desc>
                </draw:g>
              </table:table-cell>
              <table:table-cell office:value-type="string">
                <text:p>5</text:p>
                <draw:g>
                  <svg:desc>0x40000000.F3:0x40000000.F3</svg:desc>
                </draw:g>
              </table:table-cell>
              <table:table-cell office:value-type="string">
                <text:p>6</text:p>
                <draw:g>
                  <svg:desc>0x40000000.G3:0x40000000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0x40000000.A4:0x40000000.A18</svg:desc>
                </draw:g>
              </table:table-cell>
              <table:table-cell office:value-type="float" office:value="2.96482">
                <text:p>2.96482</text:p>
                <draw:g>
                  <svg:desc>0x40000000.B4:0x40000000.B18</svg:desc>
                </draw:g>
              </table:table-cell>
              <table:table-cell office:value-type="float" office:value="5.945941">
                <text:p>5.945941</text:p>
                <draw:g>
                  <svg:desc>0x40000000.C4:0x40000000.C18</svg:desc>
                </draw:g>
              </table:table-cell>
              <table:table-cell office:value-type="float" office:value="9.325763">
                <text:p>9.325763</text:p>
                <draw:g>
                  <svg:desc>0x40000000.D4:0x40000000.D18</svg:desc>
                </draw:g>
              </table:table-cell>
              <table:table-cell office:value-type="float" office:value="13.018369">
                <text:p>13.018369</text:p>
                <draw:g>
                  <svg:desc>0x40000000.E4:0x40000000.E18</svg:desc>
                </draw:g>
              </table:table-cell>
              <table:table-cell office:value-type="float" office:value="16.968298">
                <text:p>16.968298</text:p>
                <draw:g>
                  <svg:desc>0x40000000.F4:0x40000000.F18</svg:desc>
                </draw:g>
              </table:table-cell>
              <table:table-cell office:value-type="float" office:value="21.133785">
                <text:p>21.133785</text:p>
                <draw:g>
                  <svg:desc>0x40000000.G4:0x40000000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2389">
                <text:p>4.762389</text:p>
              </table:table-cell>
              <table:table-cell office:value-type="float" office:value="8.70644">
                <text:p>8.70644</text:p>
              </table:table-cell>
              <table:table-cell office:value-type="float" office:value="13.061718">
                <text:p>13.061718</text:p>
              </table:table-cell>
              <table:table-cell office:value-type="float" office:value="17.735989">
                <text:p>17.735989</text:p>
              </table:table-cell>
              <table:table-cell office:value-type="float" office:value="22.643803">
                <text:p>22.643803</text:p>
              </table:table-cell>
              <table:table-cell office:value-type="float" office:value="26.595583">
                <text:p>26.595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13261">
                <text:p>6.713261</text:p>
              </table:table-cell>
              <table:table-cell office:value-type="float" office:value="11.649296">
                <text:p>11.649296</text:p>
              </table:table-cell>
              <table:table-cell office:value-type="float" office:value="16.999119">
                <text:p>16.999119</text:p>
              </table:table-cell>
              <table:table-cell office:value-type="float" office:value="22.663733">
                <text:p>22.663733</text:p>
              </table:table-cell>
              <table:table-cell office:value-type="float" office:value="28.033312">
                <text:p>28.033312</text:p>
              </table:table-cell>
              <table:table-cell office:value-type="float" office:value="28.876776">
                <text:p>28.8767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01065">
                <text:p>8.701065</text:p>
              </table:table-cell>
              <table:table-cell office:value-type="float" office:value="14.635138">
                <text:p>14.635138</text:p>
              </table:table-cell>
              <table:table-cell office:value-type="float" office:value="20.98041">
                <text:p>20.98041</text:p>
              </table:table-cell>
              <table:table-cell office:value-type="float" office:value="27.306448">
                <text:p>27.306448</text:p>
              </table:table-cell>
              <table:table-cell office:value-type="float" office:value="29.160288">
                <text:p>29.160288</text:p>
              </table:table-cell>
              <table:table-cell office:value-type="float" office:value="29.318001">
                <text:p>29.318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8022">
                <text:p>10.698022</text:p>
              </table:table-cell>
              <table:table-cell office:value-type="float" office:value="17.631378">
                <text:p>17.631378</text:p>
              </table:table-cell>
              <table:table-cell office:value-type="float" office:value="24.92432">
                <text:p>24.92432</text:p>
              </table:table-cell>
              <table:table-cell office:value-type="float" office:value="29.175871">
                <text:p>29.175871</text:p>
              </table:table-cell>
              <table:table-cell office:value-type="float" office:value="29.458">
                <text:p>29.458</text:p>
              </table:table-cell>
              <table:table-cell office:value-type="float" office:value="29.415972">
                <text:p>29.4159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7263">
                <text:p>12.697263</text:p>
              </table:table-cell>
              <table:table-cell office:value-type="float" office:value="20.627951">
                <text:p>20.627951</text:p>
              </table:table-cell>
              <table:table-cell office:value-type="float" office:value="28.284288">
                <text:p>28.284288</text:p>
              </table:table-cell>
              <table:table-cell office:value-type="float" office:value="29.397501">
                <text:p>29.397501</text:p>
              </table:table-cell>
              <table:table-cell office:value-type="float" office:value="29.36499">
                <text:p>29.36499</text:p>
              </table:table-cell>
              <table:table-cell office:value-type="float" office:value="29.364716">
                <text:p>29.3647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697076">
                <text:p>14.697076</text:p>
              </table:table-cell>
              <table:table-cell office:value-type="float" office:value="23.610729">
                <text:p>23.610729</text:p>
              </table:table-cell>
              <table:table-cell office:value-type="float" office:value="29.296343">
                <text:p>29.296343</text:p>
              </table:table-cell>
              <table:table-cell office:value-type="float" office:value="29.405119">
                <text:p>29.405119</text:p>
              </table:table-cell>
              <table:table-cell office:value-type="float" office:value="29.401836">
                <text:p>29.401836</text:p>
              </table:table-cell>
              <table:table-cell office:value-type="float" office:value="29.401836">
                <text:p>29.40183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96842">
                <text:p>16.696842</text:p>
              </table:table-cell>
              <table:table-cell office:value-type="float" office:value="26.44133">
                <text:p>26.44133</text:p>
              </table:table-cell>
              <table:table-cell office:value-type="float" office:value="29.396843">
                <text:p>29.396843</text:p>
              </table:table-cell>
              <table:table-cell office:value-type="float" office:value="29.389305">
                <text:p>29.389305</text:p>
              </table:table-cell>
              <table:table-cell office:value-type="float" office:value="29.388323">
                <text:p>29.388323</text:p>
              </table:table-cell>
              <table:table-cell office:value-type="float" office:value="29.388323">
                <text:p>29.38832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696604">
                <text:p>18.696604</text:p>
              </table:table-cell>
              <table:table-cell office:value-type="float" office:value="28.52013">
                <text:p>28.52013</text:p>
              </table:table-cell>
              <table:table-cell office:value-type="float" office:value="29.393663">
                <text:p>29.393663</text:p>
              </table:table-cell>
              <table:table-cell office:value-type="float" office:value="29.394003">
                <text:p>29.394003</text:p>
              </table:table-cell>
              <table:table-cell office:value-type="float" office:value="29.394003">
                <text:p>29.394003</text:p>
              </table:table-cell>
              <table:table-cell office:value-type="float" office:value="29.394003">
                <text:p>29.39400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693754">
                <text:p>20.693754</text:p>
              </table:table-cell>
              <table:table-cell office:value-type="float" office:value="29.255341">
                <text:p>29.255341</text:p>
              </table:table-cell>
              <table:table-cell office:value-type="float" office:value="29.380737">
                <text:p>29.380737</text:p>
              </table:table-cell>
              <table:table-cell office:value-type="float" office:value="29.381645">
                <text:p>29.381645</text:p>
              </table:table-cell>
              <table:table-cell office:value-type="float" office:value="29.381645">
                <text:p>29.381645</text:p>
              </table:table-cell>
              <table:table-cell office:value-type="float" office:value="29.381645">
                <text:p>29.38164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.683607">
                <text:p>22.683607</text:p>
              </table:table-cell>
              <table:table-cell office:value-type="float" office:value="29.372601">
                <text:p>29.372601</text:p>
              </table:table-cell>
              <table:table-cell office:value-type="float" office:value="29.376595">
                <text:p>29.376595</text:p>
              </table:table-cell>
              <table:table-cell office:value-type="float" office:value="29.377615">
                <text:p>29.377615</text:p>
              </table:table-cell>
              <table:table-cell office:value-type="float" office:value="29.377615">
                <text:p>29.377615</text:p>
              </table:table-cell>
              <table:table-cell office:value-type="float" office:value="29.377615">
                <text:p>29.377615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4.644238">
                <text:p>24.644238</text:p>
              </table:table-cell>
              <table:table-cell office:value-type="float" office:value="29.383806">
                <text:p>29.383806</text:p>
              </table:table-cell>
              <table:table-cell office:value-type="float" office:value="29.377779">
                <text:p>29.377779</text:p>
              </table:table-cell>
              <table:table-cell office:value-type="float" office:value="29.377779">
                <text:p>29.377779</text:p>
              </table:table-cell>
              <table:table-cell office:value-type="float" office:value="29.377779">
                <text:p>29.377779</text:p>
              </table:table-cell>
              <table:table-cell office:value-type="float" office:value="29.377779">
                <text:p>29.377779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.493156">
                <text:p>26.493156</text:p>
              </table:table-cell>
              <table:table-cell office:value-type="float" office:value="29.374828">
                <text:p>29.374828</text:p>
              </table:table-cell>
              <table:table-cell office:value-type="float" office:value="29.374828">
                <text:p>29.374828</text:p>
              </table:table-cell>
              <table:table-cell office:value-type="float" office:value="29.374828">
                <text:p>29.374828</text:p>
              </table:table-cell>
              <table:table-cell office:value-type="float" office:value="29.374828">
                <text:p>29.374828</text:p>
              </table:table-cell>
              <table:table-cell office:value-type="float" office:value="29.374828">
                <text:p>29.374828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8.007359">
                <text:p>28.007359</text:p>
              </table:table-cell>
              <table:table-cell office:value-type="float" office:value="29.374393">
                <text:p>29.374393</text:p>
              </table:table-cell>
              <table:table-cell office:value-type="float" office:value="29.374393">
                <text:p>29.374393</text:p>
              </table:table-cell>
              <table:table-cell office:value-type="float" office:value="29.374393">
                <text:p>29.374393</text:p>
              </table:table-cell>
              <table:table-cell office:value-type="float" office:value="29.374393">
                <text:p>29.374393</text:p>
              </table:table-cell>
              <table:table-cell office:value-type="float" office:value="29.374393">
                <text:p>29.374393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28.905653">
                <text:p>28.905653</text:p>
              </table:table-cell>
              <table:table-cell office:value-type="float" office:value="29.373615">
                <text:p>29.373615</text:p>
              </table:table-cell>
              <table:table-cell office:value-type="float" office:value="29.373615">
                <text:p>29.373615</text:p>
              </table:table-cell>
              <table:table-cell office:value-type="float" office:value="29.373615">
                <text:p>29.373615</text:p>
              </table:table-cell>
              <table:table-cell office:value-type="float" office:value="29.373615">
                <text:p>29.373615</text:p>
              </table:table-cell>
              <table:table-cell office:value-type="float" office:value="29.373615">
                <text:p>29.3736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8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9.055cm" svg:y="1.147cm" chart:style-name="ch3">
          <text:p>integer 32 bit, AC0 = 0x70000000</text:p>
        </chart:subtitle>
        <chart:legend chart:legend-position="end" svg:x="12.157cm" svg:y="11.78cm" style:legend-expansion="custom" svg:width="10.352cm" svg:height="0.829cm" style:legend-expansion-aspect-ratio="12.4873341375151" chart:style-name="ch4"/>
        <chart:plot-area chart:style-name="ch5" table:cell-range-address="0x70000000.A3:0x70000000.G18" chart:data-source-has-labels="both" svg:x="0.594cm" svg:y="0.946cm" svg:width="23.005cm" svg:height="14.265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75cm" svg:y="15.441cm" chart:style-name="ch7">
              <text:p>Количество интервалов аппроксимации</text:p>
            </chart:title>
            <chart:categories table:cell-range-address="0x70000000.A4:0x70000000.A18"/>
          </chart:axis>
          <chart:axis chart:dimension="x" chart:name="secondary-x" chart:style-name="ch8">
            <chart:title svg:x="15.927cm" svg:y="11.24cm" chart:style-name="ch9">
              <text:p>Степень полинома</text:p>
            </chart:title>
          </chart:axis>
          <chart:axis chart:dimension="y" chart:name="primary-y" chart:style-name="ch6">
            <chart:title svg:x="0cm" svg:y="9.141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0x70000000.B4:0x70000000.B18" chart:label-cell-address="0x70000000.B3:0x70000000.B3" chart:class="chart:line">
            <chart:data-point chart:repeated="15"/>
          </chart:series>
          <chart:series chart:attached-axis="primary-y" chart:style-name="ch14" chart:values-cell-range-address="0x70000000.C4:0x70000000.C18" chart:label-cell-address="0x70000000.C3:0x70000000.C3" chart:class="chart:line">
            <chart:data-point chart:repeated="15"/>
          </chart:series>
          <chart:series chart:attached-axis="primary-y" chart:style-name="ch15" chart:values-cell-range-address="0x70000000.D4:0x70000000.D18" chart:label-cell-address="0x70000000.D3:0x70000000.D3" chart:class="chart:line">
            <chart:data-point chart:repeated="15"/>
          </chart:series>
          <chart:series chart:attached-axis="primary-y" chart:style-name="ch16" chart:values-cell-range-address="0x70000000.E4:0x70000000.E18" chart:label-cell-address="0x70000000.E3:0x70000000.E3" chart:class="chart:line">
            <chart:data-point chart:repeated="15"/>
          </chart:series>
          <chart:series chart:attached-axis="primary-y" chart:style-name="ch17" chart:values-cell-range-address="0x70000000.F4:0x70000000.F18" chart:label-cell-address="0x70000000.F3:0x70000000.F3" chart:class="chart:line">
            <chart:data-point chart:repeated="15"/>
          </chart:series>
          <chart:series chart:attached-axis="primary-y" chart:style-name="ch18" chart:values-cell-range-address="0x70000000.G4:0x70000000.G18" chart:label-cell-address="0x70000000.G3:0x70000000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0x70000000.B3:0x70000000.B3</svg:desc>
                </draw:g>
              </table:table-cell>
              <table:table-cell office:value-type="string">
                <text:p>2</text:p>
                <draw:g>
                  <svg:desc>0x70000000.C3:0x70000000.C3</svg:desc>
                </draw:g>
              </table:table-cell>
              <table:table-cell office:value-type="string">
                <text:p>3</text:p>
                <draw:g>
                  <svg:desc>0x70000000.D3:0x70000000.D3</svg:desc>
                </draw:g>
              </table:table-cell>
              <table:table-cell office:value-type="string">
                <text:p>4</text:p>
                <draw:g>
                  <svg:desc>0x70000000.E3:0x70000000.E3</svg:desc>
                </draw:g>
              </table:table-cell>
              <table:table-cell office:value-type="string">
                <text:p>5</text:p>
                <draw:g>
                  <svg:desc>0x70000000.F3:0x70000000.F3</svg:desc>
                </draw:g>
              </table:table-cell>
              <table:table-cell office:value-type="string">
                <text:p>6</text:p>
                <draw:g>
                  <svg:desc>0x70000000.G3:0x70000000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0x70000000.A4:0x70000000.A18</svg:desc>
                </draw:g>
              </table:table-cell>
              <table:table-cell office:value-type="float" office:value="2.96482">
                <text:p>2.96482</text:p>
                <draw:g>
                  <svg:desc>0x70000000.B4:0x70000000.B18</svg:desc>
                </draw:g>
              </table:table-cell>
              <table:table-cell office:value-type="float" office:value="NaN">
                <text:p>NaN</text:p>
                <draw:g>
                  <svg:desc>0x70000000.C4:0x70000000.C18</svg:desc>
                </draw:g>
              </table:table-cell>
              <table:table-cell office:value-type="float" office:value="NaN">
                <text:p>NaN</text:p>
                <draw:g>
                  <svg:desc>0x70000000.D4:0x70000000.D18</svg:desc>
                </draw:g>
              </table:table-cell>
              <table:table-cell office:value-type="float" office:value="NaN">
                <text:p>NaN</text:p>
                <draw:g>
                  <svg:desc>0x70000000.E4:0x70000000.E18</svg:desc>
                </draw:g>
              </table:table-cell>
              <table:table-cell office:value-type="float" office:value="NaN">
                <text:p>NaN</text:p>
                <draw:g>
                  <svg:desc>0x70000000.F4:0x70000000.F18</svg:desc>
                </draw:g>
              </table:table-cell>
              <table:table-cell office:value-type="float" office:value="NaN">
                <text:p>NaN</text:p>
                <draw:g>
                  <svg:desc>0x70000000.G4:0x70000000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2389">
                <text:p>4.762389</text:p>
              </table:table-cell>
              <table:table-cell office:value-type="float" office:value="8.70644">
                <text:p>8.70644</text:p>
              </table:table-cell>
              <table:table-cell office:value-type="float" office:value="13.061727">
                <text:p>13.061727</text:p>
              </table:table-cell>
              <table:table-cell office:value-type="float" office:value="17.736712">
                <text:p>17.736712</text:p>
              </table:table-cell>
              <table:table-cell office:value-type="float" office:value="22.657454">
                <text:p>22.657454</text:p>
              </table:table-cell>
              <table:table-cell office:value-type="float" office:value="27.113113">
                <text:p>27.113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13261">
                <text:p>6.713261</text:p>
              </table:table-cell>
              <table:table-cell office:value-type="float" office:value="11.649299">
                <text:p>11.649299</text:p>
              </table:table-cell>
              <table:table-cell office:value-type="float" office:value="16.999296">
                <text:p>16.999296</text:p>
              </table:table-cell>
              <table:table-cell office:value-type="float" office:value="22.664963">
                <text:p>22.664963</text:p>
              </table:table-cell>
              <table:table-cell office:value-type="float" office:value="28.313772">
                <text:p>28.313772</text:p>
              </table:table-cell>
              <table:table-cell office:value-type="float" office:value="30.088676">
                <text:p>30.0886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01065">
                <text:p>8.701065</text:p>
              </table:table-cell>
              <table:table-cell office:value-type="float" office:value="14.635147">
                <text:p>14.635147</text:p>
              </table:table-cell>
              <table:table-cell office:value-type="float" office:value="20.982397">
                <text:p>20.982397</text:p>
              </table:table-cell>
              <table:table-cell office:value-type="float" office:value="27.45038">
                <text:p>27.45038</text:p>
              </table:table-cell>
              <table:table-cell office:value-type="float" office:value="30.204998">
                <text:p>30.204998</text:p>
              </table:table-cell>
              <table:table-cell office:value-type="float" office:value="30.300417">
                <text:p>30.3004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8022">
                <text:p>10.698022</text:p>
              </table:table-cell>
              <table:table-cell office:value-type="float" office:value="17.631495">
                <text:p>17.631495</text:p>
              </table:table-cell>
              <table:table-cell office:value-type="float" office:value="24.948362">
                <text:p>24.948362</text:p>
              </table:table-cell>
              <table:table-cell office:value-type="float" office:value="30.000738">
                <text:p>30.000738</text:p>
              </table:table-cell>
              <table:table-cell office:value-type="float" office:value="30.244654">
                <text:p>30.244654</text:p>
              </table:table-cell>
              <table:table-cell office:value-type="float" office:value="30.289625">
                <text:p>30.289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7259">
                <text:p>12.697259</text:p>
              </table:table-cell>
              <table:table-cell office:value-type="float" office:value="20.629185">
                <text:p>20.629185</text:p>
              </table:table-cell>
              <table:table-cell office:value-type="float" office:value="28.476875">
                <text:p>28.476875</text:p>
              </table:table-cell>
              <table:table-cell office:value-type="float" office:value="30.20282">
                <text:p>30.20282</text:p>
              </table:table-cell>
              <table:table-cell office:value-type="float" office:value="30.154728">
                <text:p>30.154728</text:p>
              </table:table-cell>
              <table:table-cell office:value-type="float" office:value="30.153158">
                <text:p>30.1531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697076">
                <text:p>14.697076</text:p>
              </table:table-cell>
              <table:table-cell office:value-type="float" office:value="23.616686">
                <text:p>23.616686</text:p>
              </table:table-cell>
              <table:table-cell office:value-type="float" office:value="30.016888">
                <text:p>30.016888</text:p>
              </table:table-cell>
              <table:table-cell office:value-type="float" office:value="30.190678">
                <text:p>30.190678</text:p>
              </table:table-cell>
              <table:table-cell office:value-type="float" office:value="30.187828">
                <text:p>30.187828</text:p>
              </table:table-cell>
              <table:table-cell office:value-type="float" office:value="30.187828">
                <text:p>30.1878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96945">
                <text:p>16.696945</text:p>
              </table:table-cell>
              <table:table-cell office:value-type="float" office:value="26.533012">
                <text:p>26.533012</text:p>
              </table:table-cell>
              <table:table-cell office:value-type="float" office:value="30.186563">
                <text:p>30.186563</text:p>
              </table:table-cell>
              <table:table-cell office:value-type="float" office:value="30.19161">
                <text:p>30.19161</text:p>
              </table:table-cell>
              <table:table-cell office:value-type="float" office:value="30.191446">
                <text:p>30.191446</text:p>
              </table:table-cell>
              <table:table-cell office:value-type="float" office:value="30.191446">
                <text:p>30.19144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696583">
                <text:p>18.696583</text:p>
              </table:table-cell>
              <table:table-cell office:value-type="float" office:value="28.903458">
                <text:p>28.903458</text:p>
              </table:table-cell>
              <table:table-cell office:value-type="float" office:value="30.196207">
                <text:p>30.196207</text:p>
              </table:table-cell>
              <table:table-cell office:value-type="float" office:value="30.193336">
                <text:p>30.193336</text:p>
              </table:table-cell>
              <table:table-cell office:value-type="float" office:value="30.193336">
                <text:p>30.193336</text:p>
              </table:table-cell>
              <table:table-cell office:value-type="float" office:value="30.193336">
                <text:p>30.19333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695158">
                <text:p>20.695158</text:p>
              </table:table-cell>
              <table:table-cell office:value-type="float" office:value="29.955986">
                <text:p>29.955986</text:p>
              </table:table-cell>
              <table:table-cell office:value-type="float" office:value="30.185316">
                <text:p>30.185316</text:p>
              </table:table-cell>
              <table:table-cell office:value-type="float" office:value="30.185873">
                <text:p>30.185873</text:p>
              </table:table-cell>
              <table:table-cell office:value-type="float" office:value="30.185873">
                <text:p>30.185873</text:p>
              </table:table-cell>
              <table:table-cell office:value-type="float" office:value="30.185404">
                <text:p>30.185404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.689409">
                <text:p>22.689409</text:p>
              </table:table-cell>
              <table:table-cell office:value-type="float" office:value="30.161396">
                <text:p>30.161396</text:p>
              </table:table-cell>
              <table:table-cell office:value-type="float" office:value="30.185194">
                <text:p>30.185194</text:p>
              </table:table-cell>
              <table:table-cell office:value-type="float" office:value="30.185102">
                <text:p>30.185102</text:p>
              </table:table-cell>
              <table:table-cell office:value-type="float" office:value="30.185102">
                <text:p>30.185102</text:p>
              </table:table-cell>
              <table:table-cell office:value-type="float" office:value="30.185102">
                <text:p>30.185102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4.665831">
                <text:p>24.665831</text:p>
              </table:table-cell>
              <table:table-cell office:value-type="float" office:value="30.18648">
                <text:p>30.18648</text:p>
              </table:table-cell>
              <table:table-cell office:value-type="float" office:value="30.184126">
                <text:p>30.184126</text:p>
              </table:table-cell>
              <table:table-cell office:value-type="float" office:value="30.184126">
                <text:p>30.184126</text:p>
              </table:table-cell>
              <table:table-cell office:value-type="float" office:value="30.184126">
                <text:p>30.184126</text:p>
              </table:table-cell>
              <table:table-cell office:value-type="float" office:value="30.184126">
                <text:p>30.184126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.576157">
                <text:p>26.576157</text:p>
              </table:table-cell>
              <table:table-cell office:value-type="float" office:value="30.182642">
                <text:p>30.182642</text:p>
              </table:table-cell>
              <table:table-cell office:value-type="float" office:value="30.182425">
                <text:p>30.182425</text:p>
              </table:table-cell>
              <table:table-cell office:value-type="float" office:value="30.182425">
                <text:p>30.182425</text:p>
              </table:table-cell>
              <table:table-cell office:value-type="float" office:value="30.182425">
                <text:p>30.182425</text:p>
              </table:table-cell>
              <table:table-cell office:value-type="float" office:value="30.182425">
                <text:p>30.182425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8.26296">
                <text:p>28.26296</text:p>
              </table:table-cell>
              <table:table-cell office:value-type="float" office:value="30.182917">
                <text:p>30.182917</text:p>
              </table:table-cell>
              <table:table-cell office:value-type="float" office:value="30.183468">
                <text:p>30.183468</text:p>
              </table:table-cell>
              <table:table-cell office:value-type="float" office:value="30.183468">
                <text:p>30.183468</text:p>
              </table:table-cell>
              <table:table-cell office:value-type="float" office:value="30.183468">
                <text:p>30.183468</text:p>
              </table:table-cell>
              <table:table-cell office:value-type="float" office:value="30.183468">
                <text:p>30.183468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29.431656">
                <text:p>29.431656</text:p>
              </table:table-cell>
              <table:table-cell office:value-type="float" office:value="30.184492">
                <text:p>30.184492</text:p>
              </table:table-cell>
              <table:table-cell office:value-type="float" office:value="30.183725">
                <text:p>30.183725</text:p>
              </table:table-cell>
              <table:table-cell office:value-type="float" office:value="30.183725">
                <text:p>30.183725</text:p>
              </table:table-cell>
              <table:table-cell office:value-type="float" office:value="30.183725">
                <text:p>30.183725</text:p>
              </table:table-cell>
              <table:table-cell office:value-type="float" office:value="30.183725">
                <text:p>30.1837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8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9.058cm" svg:y="1.147cm" chart:style-name="ch3">
          <text:p>integer 32 bit, AC0 = 0x7F000000</text:p>
        </chart:subtitle>
        <chart:legend chart:legend-position="end" svg:x="12.157cm" svg:y="11.78cm" style:legend-expansion="custom" svg:width="10.352cm" svg:height="0.829cm" style:legend-expansion-aspect-ratio="12.4873341375151" chart:style-name="ch4"/>
        <chart:plot-area chart:style-name="ch5" table:cell-range-address="0x7F000000.A3:0x7F000000.G18" chart:data-source-has-labels="both" svg:x="0.594cm" svg:y="0.946cm" svg:width="23.005cm" svg:height="14.265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75cm" svg:y="15.441cm" chart:style-name="ch7">
              <text:p>Количество интервалов аппроксимации</text:p>
            </chart:title>
            <chart:categories table:cell-range-address="0x7F000000.A4:0x7F000000.A18"/>
          </chart:axis>
          <chart:axis chart:dimension="x" chart:name="secondary-x" chart:style-name="ch8">
            <chart:title svg:x="15.927cm" svg:y="11.24cm" chart:style-name="ch9">
              <text:p>Степень полинома</text:p>
            </chart:title>
          </chart:axis>
          <chart:axis chart:dimension="y" chart:name="primary-y" chart:style-name="ch6">
            <chart:title svg:x="0cm" svg:y="9.141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0x7F000000.B4:0x7F000000.B18" chart:label-cell-address="0x7F000000.B3:0x7F000000.B3" chart:class="chart:line">
            <chart:data-point chart:repeated="15"/>
          </chart:series>
          <chart:series chart:attached-axis="primary-y" chart:style-name="ch14" chart:values-cell-range-address="0x7F000000.C4:0x7F000000.C18" chart:label-cell-address="0x7F000000.C3:0x7F000000.C3" chart:class="chart:line">
            <chart:data-point chart:repeated="15"/>
          </chart:series>
          <chart:series chart:attached-axis="primary-y" chart:style-name="ch15" chart:values-cell-range-address="0x7F000000.D4:0x7F000000.D18" chart:label-cell-address="0x7F000000.D3:0x7F000000.D3" chart:class="chart:line">
            <chart:data-point chart:repeated="15"/>
          </chart:series>
          <chart:series chart:attached-axis="primary-y" chart:style-name="ch16" chart:values-cell-range-address="0x7F000000.E4:0x7F000000.E18" chart:label-cell-address="0x7F000000.E3:0x7F000000.E3" chart:class="chart:line">
            <chart:data-point chart:repeated="15"/>
          </chart:series>
          <chart:series chart:attached-axis="primary-y" chart:style-name="ch17" chart:values-cell-range-address="0x7F000000.F4:0x7F000000.F18" chart:label-cell-address="0x7F000000.F3:0x7F000000.F3" chart:class="chart:line">
            <chart:data-point chart:repeated="15"/>
          </chart:series>
          <chart:series chart:attached-axis="primary-y" chart:style-name="ch18" chart:values-cell-range-address="0x7F000000.G4:0x7F000000.G18" chart:label-cell-address="0x7F000000.G3:0x7F000000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0x7F000000.B3:0x7F000000.B3</svg:desc>
                </draw:g>
              </table:table-cell>
              <table:table-cell office:value-type="string">
                <text:p>2</text:p>
                <draw:g>
                  <svg:desc>0x7F000000.C3:0x7F000000.C3</svg:desc>
                </draw:g>
              </table:table-cell>
              <table:table-cell office:value-type="string">
                <text:p>3</text:p>
                <draw:g>
                  <svg:desc>0x7F000000.D3:0x7F000000.D3</svg:desc>
                </draw:g>
              </table:table-cell>
              <table:table-cell office:value-type="string">
                <text:p>4</text:p>
                <draw:g>
                  <svg:desc>0x7F000000.E3:0x7F000000.E3</svg:desc>
                </draw:g>
              </table:table-cell>
              <table:table-cell office:value-type="string">
                <text:p>5</text:p>
                <draw:g>
                  <svg:desc>0x7F000000.F3:0x7F000000.F3</svg:desc>
                </draw:g>
              </table:table-cell>
              <table:table-cell office:value-type="string">
                <text:p>6</text:p>
                <draw:g>
                  <svg:desc>0x7F000000.G3:0x7F000000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0x7F000000.A4:0x7F000000.A18</svg:desc>
                </draw:g>
              </table:table-cell>
              <table:table-cell office:value-type="float" office:value="NaN">
                <text:p>NaN</text:p>
                <draw:g>
                  <svg:desc>0x7F000000.B4:0x7F000000.B18</svg:desc>
                </draw:g>
              </table:table-cell>
              <table:table-cell office:value-type="float" office:value="NaN">
                <text:p>NaN</text:p>
                <draw:g>
                  <svg:desc>0x7F000000.C4:0x7F000000.C18</svg:desc>
                </draw:g>
              </table:table-cell>
              <table:table-cell office:value-type="float" office:value="NaN">
                <text:p>NaN</text:p>
                <draw:g>
                  <svg:desc>0x7F000000.D4:0x7F000000.D18</svg:desc>
                </draw:g>
              </table:table-cell>
              <table:table-cell office:value-type="float" office:value="NaN">
                <text:p>NaN</text:p>
                <draw:g>
                  <svg:desc>0x7F000000.E4:0x7F000000.E18</svg:desc>
                </draw:g>
              </table:table-cell>
              <table:table-cell office:value-type="float" office:value="NaN">
                <text:p>NaN</text:p>
                <draw:g>
                  <svg:desc>0x7F000000.F4:0x7F000000.F18</svg:desc>
                </draw:g>
              </table:table-cell>
              <table:table-cell office:value-type="float" office:value="NaN">
                <text:p>NaN</text:p>
                <draw:g>
                  <svg:desc>0x7F000000.G4:0x7F000000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.70644">
                <text:p>8.70644</text:p>
              </table:table-cell>
              <table:table-cell office:value-type="float" office:value="13.061723">
                <text:p>13.061723</text:p>
              </table:table-cell>
              <table:table-cell office:value-type="float" office:value="17.736704">
                <text:p>17.736704</text:p>
              </table:table-cell>
              <table:table-cell office:value-type="float" office:value="22.661188">
                <text:p>22.661188</text:p>
              </table:table-cell>
              <table:table-cell office:value-type="float" office:value="27.296364">
                <text:p>27.296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1.649299">
                <text:p>11.649299</text:p>
              </table:table-cell>
              <table:table-cell office:value-type="float" office:value="16.999378">
                <text:p>16.999378</text:p>
              </table:table-cell>
              <table:table-cell office:value-type="float" office:value="22.667383">
                <text:p>22.667383</text:p>
              </table:table-cell>
              <table:table-cell office:value-type="float" office:value="28.151548">
                <text:p>28.151548</text:p>
              </table:table-cell>
              <table:table-cell office:value-type="float" office:value="30.045662">
                <text:p>30.0456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01065">
                <text:p>8.701065</text:p>
              </table:table-cell>
              <table:table-cell office:value-type="float" office:value="14.635149">
                <text:p>14.635149</text:p>
              </table:table-cell>
              <table:table-cell office:value-type="float" office:value="20.983061">
                <text:p>20.983061</text:p>
              </table:table-cell>
              <table:table-cell office:value-type="float" office:value="27.483046">
                <text:p>27.483046</text:p>
              </table:table-cell>
              <table:table-cell office:value-type="float" office:value="30.169342">
                <text:p>30.169342</text:p>
              </table:table-cell>
              <table:table-cell office:value-type="float" office:value="30.356318">
                <text:p>30.3563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8022">
                <text:p>10.698022</text:p>
              </table:table-cell>
              <table:table-cell office:value-type="float" office:value="17.631514">
                <text:p>17.631514</text:p>
              </table:table-cell>
              <table:table-cell office:value-type="float" office:value="24.960867">
                <text:p>24.960867</text:p>
              </table:table-cell>
              <table:table-cell office:value-type="float" office:value="30.157431">
                <text:p>30.157431</text:p>
              </table:table-cell>
              <table:table-cell office:value-type="float" office:value="30.293514">
                <text:p>30.293514</text:p>
              </table:table-cell>
              <table:table-cell office:value-type="float" office:value="30.328121">
                <text:p>30.3281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7262">
                <text:p>12.697262</text:p>
              </table:table-cell>
              <table:table-cell office:value-type="float" office:value="20.629379">
                <text:p>20.629379</text:p>
              </table:table-cell>
              <table:table-cell office:value-type="float" office:value="28.525333">
                <text:p>28.525333</text:p>
              </table:table-cell>
              <table:table-cell office:value-type="float" office:value="30.350178">
                <text:p>30.350178</text:p>
              </table:table-cell>
              <table:table-cell office:value-type="float" office:value="30.366249">
                <text:p>30.366249</text:p>
              </table:table-cell>
              <table:table-cell office:value-type="float" office:value="30.363495">
                <text:p>30.3634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697064">
                <text:p>14.697064</text:p>
              </table:table-cell>
              <table:table-cell office:value-type="float" office:value="23.61832">
                <text:p>23.61832</text:p>
              </table:table-cell>
              <table:table-cell office:value-type="float" office:value="30.20639">
                <text:p>30.20639</text:p>
              </table:table-cell>
              <table:table-cell office:value-type="float" office:value="30.369255">
                <text:p>30.369255</text:p>
              </table:table-cell>
              <table:table-cell office:value-type="float" office:value="30.381239">
                <text:p>30.381239</text:p>
              </table:table-cell>
              <table:table-cell office:value-type="float" office:value="30.380051">
                <text:p>30.38005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96962">
                <text:p>16.696962</text:p>
              </table:table-cell>
              <table:table-cell office:value-type="float" office:value="26.539295">
                <text:p>26.539295</text:p>
              </table:table-cell>
              <table:table-cell office:value-type="float" office:value="30.362776">
                <text:p>30.362776</text:p>
              </table:table-cell>
              <table:table-cell office:value-type="float" office:value="30.380617">
                <text:p>30.380617</text:p>
              </table:table-cell>
              <table:table-cell office:value-type="float" office:value="30.380938">
                <text:p>30.380938</text:p>
              </table:table-cell>
              <table:table-cell office:value-type="float" office:value="30.380938">
                <text:p>30.38093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696716">
                <text:p>18.696716</text:p>
              </table:table-cell>
              <table:table-cell office:value-type="float" office:value="28.964411">
                <text:p>28.964411</text:p>
              </table:table-cell>
              <table:table-cell office:value-type="float" office:value="30.366388">
                <text:p>30.366388</text:p>
              </table:table-cell>
              <table:table-cell office:value-type="float" office:value="30.364195">
                <text:p>30.364195</text:p>
              </table:table-cell>
              <table:table-cell office:value-type="float" office:value="30.364195">
                <text:p>30.364195</text:p>
              </table:table-cell>
              <table:table-cell office:value-type="float" office:value="30.364195">
                <text:p>30.36419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695307">
                <text:p>20.695307</text:p>
              </table:table-cell>
              <table:table-cell office:value-type="float" office:value="30.117174">
                <text:p>30.117174</text:p>
              </table:table-cell>
              <table:table-cell office:value-type="float" office:value="30.367367">
                <text:p>30.367367</text:p>
              </table:table-cell>
              <table:table-cell office:value-type="float" office:value="30.368383">
                <text:p>30.368383</text:p>
              </table:table-cell>
              <table:table-cell office:value-type="float" office:value="30.368383">
                <text:p>30.368383</text:p>
              </table:table-cell>
              <table:table-cell office:value-type="float" office:value="30.368383">
                <text:p>30.36838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.690132">
                <text:p>22.690132</text:p>
              </table:table-cell>
              <table:table-cell office:value-type="float" office:value="30.350466">
                <text:p>30.350466</text:p>
              </table:table-cell>
              <table:table-cell office:value-type="float" office:value="30.364302">
                <text:p>30.364302</text:p>
              </table:table-cell>
              <table:table-cell office:value-type="float" office:value="30.364302">
                <text:p>30.364302</text:p>
              </table:table-cell>
              <table:table-cell office:value-type="float" office:value="30.364302">
                <text:p>30.364302</text:p>
              </table:table-cell>
              <table:table-cell office:value-type="float" office:value="30.364302">
                <text:p>30.364302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4.670074">
                <text:p>24.670074</text:p>
              </table:table-cell>
              <table:table-cell office:value-type="float" office:value="30.367605">
                <text:p>30.367605</text:p>
              </table:table-cell>
              <table:table-cell office:value-type="float" office:value="30.366102">
                <text:p>30.366102</text:p>
              </table:table-cell>
              <table:table-cell office:value-type="float" office:value="30.366102">
                <text:p>30.366102</text:p>
              </table:table-cell>
              <table:table-cell office:value-type="float" office:value="30.366102">
                <text:p>30.366102</text:p>
              </table:table-cell>
              <table:table-cell office:value-type="float" office:value="30.366102">
                <text:p>30.366102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.59104">
                <text:p>26.59104</text:p>
              </table:table-cell>
              <table:table-cell office:value-type="float" office:value="30.364365">
                <text:p>30.364365</text:p>
              </table:table-cell>
              <table:table-cell office:value-type="float" office:value="30.361752">
                <text:p>30.361752</text:p>
              </table:table-cell>
              <table:table-cell office:value-type="float" office:value="30.361752">
                <text:p>30.361752</text:p>
              </table:table-cell>
              <table:table-cell office:value-type="float" office:value="30.361752">
                <text:p>30.361752</text:p>
              </table:table-cell>
              <table:table-cell office:value-type="float" office:value="30.361752">
                <text:p>30.361752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8.31057">
                <text:p>28.31057</text:p>
              </table:table-cell>
              <table:table-cell office:value-type="float" office:value="30.363989">
                <text:p>30.363989</text:p>
              </table:table-cell>
              <table:table-cell office:value-type="float" office:value="30.363989">
                <text:p>30.363989</text:p>
              </table:table-cell>
              <table:table-cell office:value-type="float" office:value="30.363989">
                <text:p>30.363989</text:p>
              </table:table-cell>
              <table:table-cell office:value-type="float" office:value="30.363989">
                <text:p>30.363989</text:p>
              </table:table-cell>
              <table:table-cell office:value-type="float" office:value="30.363989">
                <text:p>30.363989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29.532558">
                <text:p>29.532558</text:p>
              </table:table-cell>
              <table:table-cell office:value-type="float" office:value="30.363352">
                <text:p>30.363352</text:p>
              </table:table-cell>
              <table:table-cell office:value-type="float" office:value="30.363352">
                <text:p>30.363352</text:p>
              </table:table-cell>
              <table:table-cell office:value-type="float" office:value="30.363352">
                <text:p>30.363352</text:p>
              </table:table-cell>
              <table:table-cell office:value-type="float" office:value="30.363352">
                <text:p>30.363352</text:p>
              </table:table-cell>
              <table:table-cell office:value-type="float" office:value="30.363352">
                <text:p>30.3633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81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9.055cm" svg:y="1.148cm" chart:style-name="ch3">
          <text:p>integer 32 bit, AC0 = 0x7FFF0000</text:p>
        </chart:subtitle>
        <chart:legend chart:legend-position="end" svg:x="12.157cm" svg:y="11.78cm" style:legend-expansion="custom" svg:width="10.352cm" svg:height="0.829cm" style:legend-expansion-aspect-ratio="12.4873341375151" chart:style-name="ch4"/>
        <chart:plot-area chart:style-name="ch5" table:cell-range-address="0x7FFF0000.A3:0x7FFF0000.G18" chart:data-source-has-labels="both" svg:x="0.594cm" svg:y="0.946cm" svg:width="23.005cm" svg:height="14.265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75cm" svg:y="15.441cm" chart:style-name="ch7">
              <text:p>Количество интервалов аппроксимации</text:p>
            </chart:title>
            <chart:categories table:cell-range-address="0x7FFF0000.A4:0x7FFF0000.A18"/>
          </chart:axis>
          <chart:axis chart:dimension="x" chart:name="secondary-x" chart:style-name="ch8">
            <chart:title svg:x="15.927cm" svg:y="11.241cm" chart:style-name="ch9">
              <text:p>Степень полинома</text:p>
            </chart:title>
          </chart:axis>
          <chart:axis chart:dimension="y" chart:name="primary-y" chart:style-name="ch6">
            <chart:title svg:x="0cm" svg:y="9.141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0x7FFF0000.B4:0x7FFF0000.B18" chart:label-cell-address="0x7FFF0000.B3:0x7FFF0000.B3" chart:class="chart:line">
            <chart:data-point chart:repeated="15"/>
          </chart:series>
          <chart:series chart:attached-axis="primary-y" chart:style-name="ch14" chart:values-cell-range-address="0x7FFF0000.C4:0x7FFF0000.C18" chart:label-cell-address="0x7FFF0000.C3:0x7FFF0000.C3" chart:class="chart:line">
            <chart:data-point chart:repeated="15"/>
          </chart:series>
          <chart:series chart:attached-axis="primary-y" chart:style-name="ch15" chart:values-cell-range-address="0x7FFF0000.D4:0x7FFF0000.D18" chart:label-cell-address="0x7FFF0000.D3:0x7FFF0000.D3" chart:class="chart:line">
            <chart:data-point chart:repeated="15"/>
          </chart:series>
          <chart:series chart:attached-axis="primary-y" chart:style-name="ch16" chart:values-cell-range-address="0x7FFF0000.E4:0x7FFF0000.E18" chart:label-cell-address="0x7FFF0000.E3:0x7FFF0000.E3" chart:class="chart:line">
            <chart:data-point chart:repeated="15"/>
          </chart:series>
          <chart:series chart:attached-axis="primary-y" chart:style-name="ch17" chart:values-cell-range-address="0x7FFF0000.F4:0x7FFF0000.F18" chart:label-cell-address="0x7FFF0000.F3:0x7FFF0000.F3" chart:class="chart:line">
            <chart:data-point chart:repeated="15"/>
          </chart:series>
          <chart:series chart:attached-axis="primary-y" chart:style-name="ch18" chart:values-cell-range-address="0x7FFF0000.G4:0x7FFF0000.G18" chart:label-cell-address="0x7FFF0000.G3:0x7FFF0000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0x7FFF0000.B3:0x7FFF0000.B3</svg:desc>
                </draw:g>
              </table:table-cell>
              <table:table-cell office:value-type="string">
                <text:p>2</text:p>
                <draw:g>
                  <svg:desc>0x7FFF0000.C3:0x7FFF0000.C3</svg:desc>
                </draw:g>
              </table:table-cell>
              <table:table-cell office:value-type="string">
                <text:p>3</text:p>
                <draw:g>
                  <svg:desc>0x7FFF0000.D3:0x7FFF0000.D3</svg:desc>
                </draw:g>
              </table:table-cell>
              <table:table-cell office:value-type="string">
                <text:p>4</text:p>
                <draw:g>
                  <svg:desc>0x7FFF0000.E3:0x7FFF0000.E3</svg:desc>
                </draw:g>
              </table:table-cell>
              <table:table-cell office:value-type="string">
                <text:p>5</text:p>
                <draw:g>
                  <svg:desc>0x7FFF0000.F3:0x7FFF0000.F3</svg:desc>
                </draw:g>
              </table:table-cell>
              <table:table-cell office:value-type="string">
                <text:p>6</text:p>
                <draw:g>
                  <svg:desc>0x7FFF0000.G3:0x7FFF0000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0x7FFF0000.A4:0x7FFF0000.A18</svg:desc>
                </draw:g>
              </table:table-cell>
              <table:table-cell office:value-type="float" office:value="NaN">
                <text:p>NaN</text:p>
                <draw:g>
                  <svg:desc>0x7FFF0000.B4:0x7FFF0000.B18</svg:desc>
                </draw:g>
              </table:table-cell>
              <table:table-cell office:value-type="float" office:value="NaN">
                <text:p>NaN</text:p>
                <draw:g>
                  <svg:desc>0x7FFF0000.C4:0x7FFF0000.C18</svg:desc>
                </draw:g>
              </table:table-cell>
              <table:table-cell office:value-type="float" office:value="NaN">
                <text:p>NaN</text:p>
                <draw:g>
                  <svg:desc>0x7FFF0000.D4:0x7FFF0000.D18</svg:desc>
                </draw:g>
              </table:table-cell>
              <table:table-cell office:value-type="float" office:value="NaN">
                <text:p>NaN</text:p>
                <draw:g>
                  <svg:desc>0x7FFF0000.E4:0x7FFF0000.E18</svg:desc>
                </draw:g>
              </table:table-cell>
              <table:table-cell office:value-type="float" office:value="NaN">
                <text:p>NaN</text:p>
                <draw:g>
                  <svg:desc>0x7FFF0000.F4:0x7FFF0000.F18</svg:desc>
                </draw:g>
              </table:table-cell>
              <table:table-cell office:value-type="float" office:value="NaN">
                <text:p>NaN</text:p>
                <draw:g>
                  <svg:desc>0x7FFF0000.G4:0x7FFF0000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6172">
                <text:p>13.06172</text:p>
              </table:table-cell>
              <table:table-cell office:value-type="float" office:value="17.736834">
                <text:p>17.736834</text:p>
              </table:table-cell>
              <table:table-cell office:value-type="float" office:value="22.659103">
                <text:p>22.659103</text:p>
              </table:table-cell>
              <table:table-cell office:value-type="float" office:value="27.291866">
                <text:p>27.2918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9934">
                <text:p>16.99934</text:p>
              </table:table-cell>
              <table:table-cell office:value-type="float" office:value="22.664989">
                <text:p>22.664989</text:p>
              </table:table-cell>
              <table:table-cell office:value-type="float" office:value="28.2885">
                <text:p>28.2885</text:p>
              </table:table-cell>
              <table:table-cell office:value-type="float" office:value="30.179249">
                <text:p>30.1792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4.635157">
                <text:p>14.635157</text:p>
              </table:table-cell>
              <table:table-cell office:value-type="float" office:value="20.983149">
                <text:p>20.983149</text:p>
              </table:table-cell>
              <table:table-cell office:value-type="float" office:value="27.481647">
                <text:p>27.481647</text:p>
              </table:table-cell>
              <table:table-cell office:value-type="float" office:value="30.282515">
                <text:p>30.282515</text:p>
              </table:table-cell>
              <table:table-cell office:value-type="float" office:value="30.186146">
                <text:p>30.1861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17.631508">
                <text:p>17.631508</text:p>
              </table:table-cell>
              <table:table-cell office:value-type="float" office:value="24.955359">
                <text:p>24.955359</text:p>
              </table:table-cell>
              <table:table-cell office:value-type="float" office:value="30.190903">
                <text:p>30.190903</text:p>
              </table:table-cell>
              <table:table-cell office:value-type="float" office:value="30.376879">
                <text:p>30.376879</text:p>
              </table:table-cell>
              <table:table-cell office:value-type="float" office:value="30.336304">
                <text:p>30.3363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20.629999">
                <text:p>20.629999</text:p>
              </table:table-cell>
              <table:table-cell office:value-type="float" office:value="28.526621">
                <text:p>28.526621</text:p>
              </table:table-cell>
              <table:table-cell office:value-type="float" office:value="30.398996">
                <text:p>30.398996</text:p>
              </table:table-cell>
              <table:table-cell office:value-type="float" office:value="30.398623">
                <text:p>30.398623</text:p>
              </table:table-cell>
              <table:table-cell office:value-type="float" office:value="30.401068">
                <text:p>30.4010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23.618814">
                <text:p>23.618814</text:p>
              </table:table-cell>
              <table:table-cell office:value-type="float" office:value="30.285202">
                <text:p>30.285202</text:p>
              </table:table-cell>
              <table:table-cell office:value-type="float" office:value="30.397142">
                <text:p>30.397142</text:p>
              </table:table-cell>
              <table:table-cell office:value-type="float" office:value="30.387562">
                <text:p>30.387562</text:p>
              </table:table-cell>
              <table:table-cell office:value-type="float" office:value="30.387562">
                <text:p>30.38756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96957">
                <text:p>16.696957</text:p>
              </table:table-cell>
              <table:table-cell office:value-type="float" office:value="26.537476">
                <text:p>26.537476</text:p>
              </table:table-cell>
              <table:table-cell office:value-type="float" office:value="30.374601">
                <text:p>30.374601</text:p>
              </table:table-cell>
              <table:table-cell office:value-type="float" office:value="30.373785">
                <text:p>30.373785</text:p>
              </table:table-cell>
              <table:table-cell office:value-type="float" office:value="30.373785">
                <text:p>30.373785</text:p>
              </table:table-cell>
              <table:table-cell office:value-type="float" office:value="30.373785">
                <text:p>30.37378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696583">
                <text:p>18.696583</text:p>
              </table:table-cell>
              <table:table-cell office:value-type="float" office:value="28.986464">
                <text:p>28.986464</text:p>
              </table:table-cell>
              <table:table-cell office:value-type="float" office:value="30.37323">
                <text:p>30.37323</text:p>
              </table:table-cell>
              <table:table-cell office:value-type="float" office:value="30.380957">
                <text:p>30.380957</text:p>
              </table:table-cell>
              <table:table-cell office:value-type="float" office:value="30.380957">
                <text:p>30.380957</text:p>
              </table:table-cell>
              <table:table-cell office:value-type="float" office:value="30.380957">
                <text:p>30.38095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695461">
                <text:p>20.695461</text:p>
              </table:table-cell>
              <table:table-cell office:value-type="float" office:value="30.126347">
                <text:p>30.126347</text:p>
              </table:table-cell>
              <table:table-cell office:value-type="float" office:value="30.379311">
                <text:p>30.379311</text:p>
              </table:table-cell>
              <table:table-cell office:value-type="float" office:value="30.379736">
                <text:p>30.379736</text:p>
              </table:table-cell>
              <table:table-cell office:value-type="float" office:value="30.379736">
                <text:p>30.379736</text:p>
              </table:table-cell>
              <table:table-cell office:value-type="float" office:value="30.379736">
                <text:p>30.379736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.690289">
                <text:p>22.690289</text:p>
              </table:table-cell>
              <table:table-cell office:value-type="float" office:value="30.350735">
                <text:p>30.350735</text:p>
              </table:table-cell>
              <table:table-cell office:value-type="float" office:value="30.383543">
                <text:p>30.383543</text:p>
              </table:table-cell>
              <table:table-cell office:value-type="float" office:value="30.383213">
                <text:p>30.383213</text:p>
              </table:table-cell>
              <table:table-cell office:value-type="float" office:value="30.383213">
                <text:p>30.383213</text:p>
              </table:table-cell>
              <table:table-cell office:value-type="float" office:value="30.383213">
                <text:p>30.383213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4.670231">
                <text:p>24.670231</text:p>
              </table:table-cell>
              <table:table-cell office:value-type="float" office:value="30.37834">
                <text:p>30.37834</text:p>
              </table:table-cell>
              <table:table-cell office:value-type="float" office:value="30.377428">
                <text:p>30.377428</text:p>
              </table:table-cell>
              <table:table-cell office:value-type="float" office:value="30.377428">
                <text:p>30.377428</text:p>
              </table:table-cell>
              <table:table-cell office:value-type="float" office:value="30.377428">
                <text:p>30.377428</text:p>
              </table:table-cell>
              <table:table-cell office:value-type="float" office:value="30.377428">
                <text:p>30.377428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.590643">
                <text:p>26.590643</text:p>
              </table:table-cell>
              <table:table-cell office:value-type="float" office:value="30.374485">
                <text:p>30.374485</text:p>
              </table:table-cell>
              <table:table-cell office:value-type="float" office:value="30.375496">
                <text:p>30.375496</text:p>
              </table:table-cell>
              <table:table-cell office:value-type="float" office:value="30.375496">
                <text:p>30.375496</text:p>
              </table:table-cell>
              <table:table-cell office:value-type="float" office:value="30.375496">
                <text:p>30.375496</text:p>
              </table:table-cell>
              <table:table-cell office:value-type="float" office:value="30.375496">
                <text:p>30.375496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8.310291">
                <text:p>28.310291</text:p>
              </table:table-cell>
              <table:table-cell office:value-type="float" office:value="30.37606">
                <text:p>30.37606</text:p>
              </table:table-cell>
              <table:table-cell office:value-type="float" office:value="30.376701">
                <text:p>30.376701</text:p>
              </table:table-cell>
              <table:table-cell office:value-type="float" office:value="30.376701">
                <text:p>30.376701</text:p>
              </table:table-cell>
              <table:table-cell office:value-type="float" office:value="30.376701">
                <text:p>30.376701</text:p>
              </table:table-cell>
              <table:table-cell office:value-type="float" office:value="30.376701">
                <text:p>30.376701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29.54113">
                <text:p>29.54113</text:p>
              </table:table-cell>
              <table:table-cell office:value-type="float" office:value="30.374359">
                <text:p>30.374359</text:p>
              </table:table-cell>
              <table:table-cell office:value-type="float" office:value="30.374359">
                <text:p>30.374359</text:p>
              </table:table-cell>
              <table:table-cell office:value-type="float" office:value="30.374359">
                <text:p>30.374359</text:p>
              </table:table-cell>
              <table:table-cell office:value-type="float" office:value="30.374359">
                <text:p>30.374359</text:p>
              </table:table-cell>
              <table:table-cell office:value-type="float" office:value="30.374359">
                <text:p>30.3743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81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9.059cm" svg:y="1.148cm" chart:style-name="ch3">
          <text:p>integer 32 bit, AC0 = 0x7FFFFF00</text:p>
        </chart:subtitle>
        <chart:legend chart:legend-position="end" svg:x="12.157cm" svg:y="11.78cm" style:legend-expansion="custom" svg:width="10.352cm" svg:height="0.829cm" style:legend-expansion-aspect-ratio="12.4873341375151" chart:style-name="ch4"/>
        <chart:plot-area chart:style-name="ch5" table:cell-range-address="0x7FFFFF00.A3:0x7FFFFF00.G18" chart:data-source-has-labels="both" svg:x="0.594cm" svg:y="0.946cm" svg:width="23.005cm" svg:height="14.265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75cm" svg:y="15.441cm" chart:style-name="ch7">
              <text:p>Количество интервалов аппроксимации</text:p>
            </chart:title>
            <chart:categories table:cell-range-address="0x7FFFFF00.A4:0x7FFFFF00.A18"/>
          </chart:axis>
          <chart:axis chart:dimension="x" chart:name="secondary-x" chart:style-name="ch8">
            <chart:title svg:x="15.927cm" svg:y="11.241cm" chart:style-name="ch9">
              <text:p>Степень полинома</text:p>
            </chart:title>
          </chart:axis>
          <chart:axis chart:dimension="y" chart:name="primary-y" chart:style-name="ch6">
            <chart:title svg:x="0cm" svg:y="9.141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0x7FFFFF00.B4:0x7FFFFF00.B18" chart:label-cell-address="0x7FFFFF00.B3:0x7FFFFF00.B3" chart:class="chart:line">
            <chart:data-point chart:repeated="15"/>
          </chart:series>
          <chart:series chart:attached-axis="primary-y" chart:style-name="ch14" chart:values-cell-range-address="0x7FFFFF00.C4:0x7FFFFF00.C18" chart:label-cell-address="0x7FFFFF00.C3:0x7FFFFF00.C3" chart:class="chart:line">
            <chart:data-point chart:repeated="15"/>
          </chart:series>
          <chart:series chart:attached-axis="primary-y" chart:style-name="ch15" chart:values-cell-range-address="0x7FFFFF00.D4:0x7FFFFF00.D18" chart:label-cell-address="0x7FFFFF00.D3:0x7FFFFF00.D3" chart:class="chart:line">
            <chart:data-point chart:repeated="15"/>
          </chart:series>
          <chart:series chart:attached-axis="primary-y" chart:style-name="ch16" chart:values-cell-range-address="0x7FFFFF00.E4:0x7FFFFF00.E18" chart:label-cell-address="0x7FFFFF00.E3:0x7FFFFF00.E3" chart:class="chart:line">
            <chart:data-point chart:repeated="15"/>
          </chart:series>
          <chart:series chart:attached-axis="primary-y" chart:style-name="ch17" chart:values-cell-range-address="0x7FFFFF00.F4:0x7FFFFF00.F18" chart:label-cell-address="0x7FFFFF00.F3:0x7FFFFF00.F3" chart:class="chart:line">
            <chart:data-point chart:repeated="15"/>
          </chart:series>
          <chart:series chart:attached-axis="primary-y" chart:style-name="ch18" chart:values-cell-range-address="0x7FFFFF00.G4:0x7FFFFF00.G18" chart:label-cell-address="0x7FFFFF00.G3:0x7FFFFF00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0x7FFFFF00.B3:0x7FFFFF00.B3</svg:desc>
                </draw:g>
              </table:table-cell>
              <table:table-cell office:value-type="string">
                <text:p>2</text:p>
                <draw:g>
                  <svg:desc>0x7FFFFF00.C3:0x7FFFFF00.C3</svg:desc>
                </draw:g>
              </table:table-cell>
              <table:table-cell office:value-type="string">
                <text:p>3</text:p>
                <draw:g>
                  <svg:desc>0x7FFFFF00.D3:0x7FFFFF00.D3</svg:desc>
                </draw:g>
              </table:table-cell>
              <table:table-cell office:value-type="string">
                <text:p>4</text:p>
                <draw:g>
                  <svg:desc>0x7FFFFF00.E3:0x7FFFFF00.E3</svg:desc>
                </draw:g>
              </table:table-cell>
              <table:table-cell office:value-type="string">
                <text:p>5</text:p>
                <draw:g>
                  <svg:desc>0x7FFFFF00.F3:0x7FFFFF00.F3</svg:desc>
                </draw:g>
              </table:table-cell>
              <table:table-cell office:value-type="string">
                <text:p>6</text:p>
                <draw:g>
                  <svg:desc>0x7FFFFF00.G3:0x7FFFFF00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0x7FFFFF00.A4:0x7FFFFF00.A18</svg:desc>
                </draw:g>
              </table:table-cell>
              <table:table-cell office:value-type="float" office:value="NaN">
                <text:p>NaN</text:p>
                <draw:g>
                  <svg:desc>0x7FFFFF00.B4:0x7FFFFF00.B18</svg:desc>
                </draw:g>
              </table:table-cell>
              <table:table-cell office:value-type="float" office:value="NaN">
                <text:p>NaN</text:p>
                <draw:g>
                  <svg:desc>0x7FFFFF00.C4:0x7FFFFF00.C18</svg:desc>
                </draw:g>
              </table:table-cell>
              <table:table-cell office:value-type="float" office:value="NaN">
                <text:p>NaN</text:p>
                <draw:g>
                  <svg:desc>0x7FFFFF00.D4:0x7FFFFF00.D18</svg:desc>
                </draw:g>
              </table:table-cell>
              <table:table-cell office:value-type="float" office:value="NaN">
                <text:p>NaN</text:p>
                <draw:g>
                  <svg:desc>0x7FFFFF00.E4:0x7FFFFF00.E18</svg:desc>
                </draw:g>
              </table:table-cell>
              <table:table-cell office:value-type="float" office:value="NaN">
                <text:p>NaN</text:p>
                <draw:g>
                  <svg:desc>0x7FFFFF00.F4:0x7FFFFF00.F18</svg:desc>
                </draw:g>
              </table:table-cell>
              <table:table-cell office:value-type="float" office:value="NaN">
                <text:p>NaN</text:p>
                <draw:g>
                  <svg:desc>0x7FFFFF00.G4:0x7FFFFF00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61724">
                <text:p>13.061724</text:p>
              </table:table-cell>
              <table:table-cell office:value-type="float" office:value="17.736799">
                <text:p>17.736799</text:p>
              </table:table-cell>
              <table:table-cell office:value-type="float" office:value="NaN">
                <text:p>NaN</text:p>
              </table:table-cell>
              <table:table-cell office:value-type="float" office:value="27.219183">
                <text:p>27.2191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99296">
                <text:p>16.999296</text:p>
              </table:table-cell>
              <table:table-cell office:value-type="float" office:value="22.667604">
                <text:p>22.667604</text:p>
              </table:table-cell>
              <table:table-cell office:value-type="float" office:value="28.142847">
                <text:p>28.142847</text:p>
              </table:table-cell>
              <table:table-cell office:value-type="float" office:value="29.918736">
                <text:p>29.918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83192">
                <text:p>20.983192</text:p>
              </table:table-cell>
              <table:table-cell office:value-type="float" office:value="27.461077">
                <text:p>27.461077</text:p>
              </table:table-cell>
              <table:table-cell office:value-type="float" office:value="30.136431">
                <text:p>30.136431</text:p>
              </table:table-cell>
              <table:table-cell office:value-type="float" office:value="30.186741">
                <text:p>30.1867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954634">
                <text:p>24.954634</text:p>
              </table:table-cell>
              <table:table-cell office:value-type="float" office:value="30.202223">
                <text:p>30.202223</text:p>
              </table:table-cell>
              <table:table-cell office:value-type="float" office:value="30.306528">
                <text:p>30.306528</text:p>
              </table:table-cell>
              <table:table-cell office:value-type="float" office:value="30.253111">
                <text:p>30.253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20.629786">
                <text:p>20.629786</text:p>
              </table:table-cell>
              <table:table-cell office:value-type="float" office:value="28.522762">
                <text:p>28.522762</text:p>
              </table:table-cell>
              <table:table-cell office:value-type="float" office:value="30.363594">
                <text:p>30.363594</text:p>
              </table:table-cell>
              <table:table-cell office:value-type="float" office:value="30.334835">
                <text:p>30.334835</text:p>
              </table:table-cell>
              <table:table-cell office:value-type="float" office:value="30.331453">
                <text:p>30.3314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23.618757">
                <text:p>23.618757</text:p>
              </table:table-cell>
              <table:table-cell office:value-type="float" office:value="30.192524">
                <text:p>30.192524</text:p>
              </table:table-cell>
              <table:table-cell office:value-type="float" office:value="30.386362">
                <text:p>30.386362</text:p>
              </table:table-cell>
              <table:table-cell office:value-type="float" office:value="30.373989">
                <text:p>30.373989</text:p>
              </table:table-cell>
              <table:table-cell office:value-type="float" office:value="30.373554">
                <text:p>30.37355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26.535978">
                <text:p>26.535978</text:p>
              </table:table-cell>
              <table:table-cell office:value-type="float" office:value="30.365463">
                <text:p>30.365463</text:p>
              </table:table-cell>
              <table:table-cell office:value-type="float" office:value="30.380756">
                <text:p>30.380756</text:p>
              </table:table-cell>
              <table:table-cell office:value-type="float" office:value="30.380444">
                <text:p>30.380444</text:p>
              </table:table-cell>
              <table:table-cell office:value-type="float" office:value="30.380444">
                <text:p>30.38044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28.968781">
                <text:p>28.968781</text:p>
              </table:table-cell>
              <table:table-cell office:value-type="float" office:value="30.375425">
                <text:p>30.375425</text:p>
              </table:table-cell>
              <table:table-cell office:value-type="float" office:value="30.385275">
                <text:p>30.385275</text:p>
              </table:table-cell>
              <table:table-cell office:value-type="float" office:value="30.385275">
                <text:p>30.385275</text:p>
              </table:table-cell>
              <table:table-cell office:value-type="float" office:value="30.385275">
                <text:p>30.38527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30.137354">
                <text:p>30.137354</text:p>
              </table:table-cell>
              <table:table-cell office:value-type="float" office:value="30.377939">
                <text:p>30.377939</text:p>
              </table:table-cell>
              <table:table-cell office:value-type="float" office:value="30.377535">
                <text:p>30.377535</text:p>
              </table:table-cell>
              <table:table-cell office:value-type="float" office:value="30.377535">
                <text:p>30.377535</text:p>
              </table:table-cell>
              <table:table-cell office:value-type="float" office:value="30.377535">
                <text:p>30.37753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NaN">
                <text:p>NaN</text:p>
              </table:table-cell>
              <table:table-cell office:value-type="float" office:value="30.358803">
                <text:p>30.358803</text:p>
              </table:table-cell>
              <table:table-cell office:value-type="float" office:value="30.373215">
                <text:p>30.373215</text:p>
              </table:table-cell>
              <table:table-cell office:value-type="float" office:value="30.373924">
                <text:p>30.373924</text:p>
              </table:table-cell>
              <table:table-cell office:value-type="float" office:value="30.373924">
                <text:p>30.373924</text:p>
              </table:table-cell>
              <table:table-cell office:value-type="float" office:value="30.373924">
                <text:p>30.373924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4.669634">
                <text:p>24.669634</text:p>
              </table:table-cell>
              <table:table-cell office:value-type="float" office:value="30.375677">
                <text:p>30.375677</text:p>
              </table:table-cell>
              <table:table-cell office:value-type="float" office:value="30.380796">
                <text:p>30.380796</text:p>
              </table:table-cell>
              <table:table-cell office:value-type="float" office:value="30.380796">
                <text:p>30.380796</text:p>
              </table:table-cell>
              <table:table-cell office:value-type="float" office:value="30.380796">
                <text:p>30.380796</text:p>
              </table:table-cell>
              <table:table-cell office:value-type="float" office:value="30.380796">
                <text:p>30.380796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.591621">
                <text:p>26.591621</text:p>
              </table:table-cell>
              <table:table-cell office:value-type="float" office:value="30.375879">
                <text:p>30.375879</text:p>
              </table:table-cell>
              <table:table-cell office:value-type="float" office:value="30.37644">
                <text:p>30.37644</text:p>
              </table:table-cell>
              <table:table-cell office:value-type="float" office:value="30.37644">
                <text:p>30.37644</text:p>
              </table:table-cell>
              <table:table-cell office:value-type="float" office:value="30.37644">
                <text:p>30.37644</text:p>
              </table:table-cell>
              <table:table-cell office:value-type="float" office:value="30.37644">
                <text:p>30.37644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8.311119">
                <text:p>28.311119</text:p>
              </table:table-cell>
              <table:table-cell office:value-type="float" office:value="30.375998">
                <text:p>30.375998</text:p>
              </table:table-cell>
              <table:table-cell office:value-type="float" office:value="30.377256">
                <text:p>30.377256</text:p>
              </table:table-cell>
              <table:table-cell office:value-type="float" office:value="30.377256">
                <text:p>30.377256</text:p>
              </table:table-cell>
              <table:table-cell office:value-type="float" office:value="30.377256">
                <text:p>30.377256</text:p>
              </table:table-cell>
              <table:table-cell office:value-type="float" office:value="30.377256">
                <text:p>30.377256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29.541281">
                <text:p>29.541281</text:p>
              </table:table-cell>
              <table:table-cell office:value-type="float" office:value="30.377439">
                <text:p>30.377439</text:p>
              </table:table-cell>
              <table:table-cell office:value-type="float" office:value="30.377439">
                <text:p>30.377439</text:p>
              </table:table-cell>
              <table:table-cell office:value-type="float" office:value="30.377439">
                <text:p>30.377439</text:p>
              </table:table-cell>
              <table:table-cell office:value-type="float" office:value="30.377439">
                <text:p>30.377439</text:p>
              </table:table-cell>
              <table:table-cell office:value-type="float" office:value="30.377439">
                <text:p>30.3774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